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raeclarus Brut 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vkkz55v25skpqcx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Brut</text:p>
          </table:table-cell>
          <table:table-cell office:value-type="string" calcext:value-type="string">
            <text:p>Kellerei St. Pauls</text:p>
          </table:table-cell>
          <table:table-cell office:value-type="float" office:value="48.53483" calcext:value-type="float">
            <text:p>48.53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Verdicchio di Matelica „M“</text:p>
          </table:table-cell>
          <table:table-cell office:value-type="string" calcext:value-type="string">
            <text:p>Gàj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8gtw4ttrnjmtkry9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 Verdicchio di Matelica</text:p>
          </table:table-cell>
          <table:table-cell office:value-type="string" calcext:value-type="string">
            <text:p>Gajole</text:p>
          </table:table-cell>
          <table:table-cell office:value-type="float" office:value="55.10677" calcext:value-type="float">
            <text:p>55.10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6</text:p>
          </table:table-cell>
          <table:table-cell/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50.65564" calcext:value-type="float">
            <text:p>50.655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7</text:p>
          </table:table-cell>
          <table:table-cell/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50.65564" calcext:value-type="float">
            <text:p>50.655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Arunda Phineas IV </text:p>
          </table:table-cell>
          <table:table-cell office:value-type="string" calcext:value-type="string">
            <text:p>Sektkellerei 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17jeewta79s814t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hineas</text:p>
          </table:table-cell>
          <table:table-cell office:value-type="string" calcext:value-type="string">
            <text:p>Arunda</text:p>
          </table:table-cell>
          <table:table-cell office:value-type="float" office:value="37.266212" calcext:value-type="float">
            <text:p>37.2662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lanc de Blancs Brut Nature 2018 </text:p>
          </table:table-cell>
          <table:table-cell office:value-type="string" calcext:value-type="string">
            <text:p>Montr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e6jgk2wxq21yh9hwj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Nature</text:p>
          </table:table-cell>
          <table:table-cell office:value-type="string" calcext:value-type="string">
            <text:p>Montris</text:p>
          </table:table-cell>
          <table:table-cell office:value-type="float" office:value="45.439163" calcext:value-type="float">
            <text:p>45.439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ut Riserva 36 2019 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6.634754" calcext:value-type="float">
            <text:p>46.6347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 Blanc de Blancs Pas Dosé 2017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vcfa539vh935hpr4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600 Blanc de Blancs Pas Dosé</text:p>
          </table:table-cell>
          <table:table-cell office:value-type="string" calcext:value-type="string">
            <text:p>Cantina Kurtatsch</text:p>
          </table:table-cell>
          <table:table-cell office:value-type="float" office:value="37.857887" calcext:value-type="float">
            <text:p>37.857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Athesis Brut Rosé 2019 </text:p>
          </table:table-cell>
          <table:table-cell office:value-type="string" calcext:value-type="string">
            <text:p>Kellerei 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38581" calcext:value-type="float">
            <text:p>40.385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Methius Riserva Brut 2018 </text:p>
          </table:table-cell>
          <table:table-cell office:value-type="string" calcext:value-type="string">
            <text:p>Dorigati Mezzocor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58967" calcext:value-type="float">
            <text:p>42.58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Lamm No 12 Extra Brut </text:p>
          </table:table-cell>
          <table:table-cell office:value-type="string" calcext:value-type="string">
            <text:p>Sektmanufaktur 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ab0cbegytt0wk7ksa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mm No 12</text:p>
          </table:table-cell>
          <table:table-cell office:value-type="string" calcext:value-type="string">
            <text:p>Sektmanufaktur Winkler</text:p>
          </table:table-cell>
          <table:table-cell office:value-type="float" office:value="61.16575" calcext:value-type="float">
            <text:p>61.16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asnen-Vignal Millesimato Riserva 2018 </text:p>
          </table:table-cell>
          <table:table-cell office:value-type="string" calcext:value-type="string">
            <text:p>Klinger Pil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rwe4zz6f5y79y0qf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asnen - Vignal</text:p>
          </table:table-cell>
          <table:table-cell office:value-type="string" calcext:value-type="string">
            <text:p>Klinger</text:p>
          </table:table-cell>
          <table:table-cell office:value-type="float" office:value="44.306877" calcext:value-type="float">
            <text:p>44.3068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Lele Rosé Millesimato Brut 2021</text:p>
          </table:table-cell>
          <table:table-cell office:value-type="string" calcext:value-type="string">
            <text:p>Vineyards V8+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y0mzq3f9b6zsncpk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ior Lele Rosé Brut</text:p>
          </table:table-cell>
          <table:table-cell office:value-type="string" calcext:value-type="string">
            <text:p>V8+</text:p>
          </table:table-cell>
          <table:table-cell office:value-type="float" office:value="33.967243" calcext:value-type="float">
            <text:p>33.967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Champagne Grand Cru </text:p>
          </table:table-cell>
          <table:table-cell office:value-type="string" calcext:value-type="string">
            <text:p>Champagne J. Vign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27cv1bbb1kcm85b5pz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Champagne Grand Cru</text:p>
          </table:table-cell>
          <table:table-cell office:value-type="string" calcext:value-type="string">
            <text:p>J. Vignier</text:p>
          </table:table-cell>
          <table:table-cell office:value-type="float" office:value="39.01097" calcext:value-type="float">
            <text:p>39.01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Moët &amp; Chandon Ice Impérial Brut</text:p>
          </table:table-cell>
          <table:table-cell office:value-type="string" calcext:value-type="string">
            <text:p>Champagne 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ce Impérial (Demi-Sec)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43.159634" calcext:value-type="float">
            <text:p>43.1596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Insouciance Rosé Brut</text:p>
          </table:table-cell>
          <table:table-cell office:value-type="string" calcext:value-type="string">
            <text:p>Champagne Huré Frè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1akvr0ynnmp4kgm4y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Insouciance Brut Rosé Champagne</text:p>
          </table:table-cell>
          <table:table-cell office:value-type="string" calcext:value-type="string">
            <text:p>Huré Frères</text:p>
          </table:table-cell>
          <table:table-cell office:value-type="float" office:value="45.502316" calcext:value-type="float">
            <text:p>45.5023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Perrier-Jouët Grand Brut</text:p>
          </table:table-cell>
          <table:table-cell office:value-type="string" calcext:value-type="string">
            <text:p>Perrier-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ghj9f4c14wg390v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Brut</text:p>
          </table:table-cell>
          <table:table-cell office:value-type="string" calcext:value-type="string">
            <text:p>Perrier-Jouët</text:p>
          </table:table-cell>
          <table:table-cell office:value-type="float" office:value="45.923225" calcext:value-type="float">
            <text:p>45.923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Perrier-Jouët Blason Rosé Brut</text:p>
          </table:table-cell>
          <table:table-cell office:value-type="string" calcext:value-type="string">
            <text:p>Perrier-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3n10sezhadmnxv61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son Rosé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52.250576" calcext:value-type="float">
            <text:p>52.250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Roederer Rosé Vintage Brut 2015</text:p>
          </table:table-cell>
          <table:table-cell office:value-type="string" calcext:value-type="string">
            <text:p>Champagne 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tr3cmdtk3q0s15c8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Vintage Brut</text:p>
          </table:table-cell>
          <table:table-cell office:value-type="string" calcext:value-type="string">
            <text:p>Louis Roederer</text:p>
          </table:table-cell>
          <table:table-cell office:value-type="float" office:value="43.771374" calcext:value-type="float">
            <text:p>43.7713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Laurent-Perrier La Cuvée Brut </text:p>
          </table:table-cell>
          <table:table-cell office:value-type="string" calcext:value-type="string">
            <text:p>Champagne Laurent-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smde1f5vkm7fzt8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 Cuvée Brut</text:p>
          </table:table-cell>
          <table:table-cell office:value-type="string" calcext:value-type="string">
            <text:p>Laurent-Perrier</text:p>
          </table:table-cell>
          <table:table-cell office:value-type="float" office:value="40.397728" calcext:value-type="float">
            <text:p>40.397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Legras &amp; Haas Intuition Brut </text:p>
          </table:table-cell>
          <table:table-cell office:value-type="string" calcext:value-type="string">
            <text:p>Champagne 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mz0cfn438m5mf9zse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Intuition</text:p>
          </table:table-cell>
          <table:table-cell office:value-type="string" calcext:value-type="string">
            <text:p>Legras &amp; Haas</text:p>
          </table:table-cell>
          <table:table-cell office:value-type="float" office:value="47.748405" calcext:value-type="float">
            <text:p>47.748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Ca’ del Bosco Cuvée Prestige Rosé Brut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4rdc6dnh9v5jabt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Rosé</text:p>
          </table:table-cell>
          <table:table-cell office:value-type="string" calcext:value-type="string">
            <text:p>Ca' del Bosco</text:p>
          </table:table-cell>
          <table:table-cell office:value-type="float" office:value="37.749004" calcext:value-type="float">
            <text:p>37.749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</text:p>
          </table:table-cell>
          <table:table-cell/>
          <table:table-cell office:value-type="string" calcext:value-type="string">
            <text:p>Ca’ del Bosco Cuvée Annamaria Clementi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1.074883" calcext:value-type="float">
            <text:p>51.074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Ca’ del Bosco Cuvée Annamaria Clementi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1.074883" calcext:value-type="float">
            <text:p>51.074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Bellavista Satèn Brut 2017 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evznqx93s31tmnk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 Brut</text:p>
          </table:table-cell>
          <table:table-cell office:value-type="string" calcext:value-type="string">
            <text:p>Bellavista</text:p>
          </table:table-cell>
          <table:table-cell office:value-type="float" office:value="36.761868" calcext:value-type="float">
            <text:p>36.761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Ca’ del Bosco Rosé Annamaria Clementi Vintage 2012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eqkyp7md23h3wfq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0.721313" calcext:value-type="float">
            <text:p>50.721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Rosé Bellavista Brut 2018 </text:p>
          </table:table-cell>
          <table:table-cell office:value-type="string" calcext:value-type="string">
            <text:p>Kellerei Bellavi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cgrff12qdpgex4k7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Brut</text:p>
          </table:table-cell>
          <table:table-cell office:value-type="string" calcext:value-type="string">
            <text:p>Bellavista</text:p>
          </table:table-cell>
          <table:table-cell office:value-type="float" office:value="31.028515" calcext:value-type="float">
            <text:p>31.028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Centoventi Rosé Dosage Zéro </text:p>
          </table:table-cell>
          <table:table-cell office:value-type="string" calcext:value-type="string">
            <text:p>Luca Bell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ck0ctz3w6nmfqnhy8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entoventi Dosaggio Zero Pinot Nero Rosé</text:p>
          </table:table-cell>
          <table:table-cell office:value-type="string" calcext:value-type="string">
            <text:p>Luca Bellani</text:p>
          </table:table-cell>
          <table:table-cell office:value-type="float" office:value="52.791687" calcext:value-type="float">
            <text:p>52.791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For England Rosé Pas Dosé Blanc de Noir 2018 </text:p>
          </table:table-cell>
          <table:table-cell office:value-type="string" calcext:value-type="string">
            <text:p>Kellerei G. 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9knk5hqmjtq2nazw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or England Blanc de Noir Pas Dosé</text:p>
          </table:table-cell>
          <table:table-cell office:value-type="string" calcext:value-type="string">
            <text:p>Contratto</text:p>
          </table:table-cell>
          <table:table-cell office:value-type="float" office:value="52.842293" calcext:value-type="float">
            <text:p>52.842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Cuvée Novecento Pas Dosé 2012 </text:p>
          </table:table-cell>
          <table:table-cell office:value-type="string" calcext:value-type="string">
            <text:p>Kellerei G. 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96wdddj6rc7adpsb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vecento Pas Dosè</text:p>
          </table:table-cell>
          <table:table-cell office:value-type="string" calcext:value-type="string">
            <text:p>Contratto</text:p>
          </table:table-cell>
          <table:table-cell office:value-type="float" office:value="47.02207" calcext:value-type="float">
            <text:p>47.022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Allegro </text:p>
          </table:table-cell>
          <table:table-cell office:value-type="string" calcext:value-type="string">
            <text:p>Vinuci Monteverde Sag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z4e6y1kh97saqv5k5jfv8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o Frizzante Allegro dealcolizzato</text:p>
          </table:table-cell>
          <table:table-cell office:value-type="string" calcext:value-type="string">
            <text:p>VINUCI Monteverde Saggio</text:p>
          </table:table-cell>
          <table:table-cell office:value-type="float" office:value="55.25888" calcext:value-type="float">
            <text:p>55.25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Sirmian 2021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1.107243" calcext:value-type="float">
            <text:p>51.107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8.198975" calcext:value-type="float">
            <text:p>38.198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8.198975" calcext:value-type="float">
            <text:p>38.198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8.198975" calcext:value-type="float">
            <text:p>38.198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Tyrol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4yvdz9m5yzhnqm1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49.8294" calcext:value-type="float">
            <text:p>49.82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Tyrol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4yvdz9m5yzhnqm1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49.8294" calcext:value-type="float">
            <text:p>49.82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Vorberg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Vorberg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„Wir mußten Künstler sein“ 2022</text:p>
          </table:table-cell>
          <table:table-cell office:value-type="string" calcext:value-type="string">
            <text:p>Weingut 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p3mfmcten5adb8t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"Wir mussten Künstler sein"</text:p>
          </table:table-cell>
          <table:table-cell office:value-type="string" calcext:value-type="string">
            <text:p>Weingut Andi Sölva</text:p>
          </table:table-cell>
          <table:table-cell office:value-type="float" office:value="59.39263" calcext:value-type="float">
            <text:p>59.392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Chardonnay 2023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n8c767ja0n7vt9n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lois Lageder</text:p>
          </table:table-cell>
          <table:table-cell office:value-type="float" office:value="40.514496" calcext:value-type="float">
            <text:p>40.5144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First Lady</text:p>
          </table:table-cell>
          <table:table-cell office:value-type="string" calcext:value-type="string">
            <text:p>Papst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qzyb5sq0jq6cj8gje3ee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irst Lady Bio</text:p>
          </table:table-cell>
          <table:table-cell office:value-type="string" calcext:value-type="string">
            <text:p>Papstlhof</text:p>
          </table:table-cell>
          <table:table-cell office:value-type="float" office:value="49.26503" calcext:value-type="float">
            <text:p>49.26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9</text:p>
          </table:table-cell>
          <table:table-cell/>
          <table:table-cell office:value-type="string" calcext:value-type="string">
            <text:p>Marie Sophie Riserva 2022</text:p>
          </table:table-cell>
          <table:table-cell office:value-type="string" calcext:value-type="string">
            <text:p>Weingut 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834xxpv16m5mznp1bn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arie Sophie</text:p>
          </table:table-cell>
          <table:table-cell office:value-type="string" calcext:value-type="string">
            <text:p>Eichenstein</text:p>
          </table:table-cell>
          <table:table-cell office:value-type="float" office:value="48.277412" calcext:value-type="float">
            <text:p>48.277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Vigna Crivelli Riserva</text:p>
          </table:table-cell>
          <table:table-cell office:value-type="string" calcext:value-type="string">
            <text:p>Weingut 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qzdghhbbx1ckeepv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rivelli</text:p>
          </table:table-cell>
          <table:table-cell office:value-type="string" calcext:value-type="string">
            <text:p>Peter Zemmer</text:p>
          </table:table-cell>
          <table:table-cell office:value-type="float" office:value="47.30047" calcext:value-type="float">
            <text:p>47.30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Lafóa 2022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03933" calcext:value-type="float">
            <text:p>32.039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Kreuzweg Riserva 2020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748486" calcext:value-type="float">
            <text:p>38.748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Fluch und Segen 2022</text:p>
          </table:table-cell>
          <table:table-cell office:value-type="string" calcext:value-type="string">
            <text:p>Weingut Martin Schgraff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4.827286" calcext:value-type="float">
            <text:p>64.827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Urgestein 2023</text:p>
          </table:table-cell>
          <table:table-cell office:value-type="string" calcext:value-type="string">
            <text:p>Weingut 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bythngnfp1k50r15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rgestein Sauvignon Blanc</text:p>
          </table:table-cell>
          <table:table-cell office:value-type="string" calcext:value-type="string">
            <text:p>Baron Longo</text:p>
          </table:table-cell>
          <table:table-cell office:value-type="float" office:value="38.66331" calcext:value-type="float">
            <text:p>38.66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Sauvignon Exclusiv 2021</text:p>
          </table:table-cell>
          <table:table-cell office:value-type="string" calcext:value-type="string">
            <text:p>Weingut Plo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hws9pbek51kw1fer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</text:p>
          </table:table-cell>
          <table:table-cell office:value-type="string" calcext:value-type="string">
            <text:p>Weingut Plonerhof</text:p>
          </table:table-cell>
          <table:table-cell office:value-type="float" office:value="43.36152" calcext:value-type="float">
            <text:p>43.361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Mervin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vin Sauvignon</text:p>
          </table:table-cell>
          <table:table-cell office:value-type="string" calcext:value-type="string">
            <text:p>Kellerei Meran</text:p>
          </table:table-cell>
          <table:table-cell office:value-type="float" office:value="43.02979" calcext:value-type="float">
            <text:p>43.029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Mervin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vin Sauvignon</text:p>
          </table:table-cell>
          <table:table-cell office:value-type="string" calcext:value-type="string">
            <text:p>Kellerei Meran</text:p>
          </table:table-cell>
          <table:table-cell office:value-type="float" office:value="43.02979" calcext:value-type="float">
            <text:p>43.029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Quarz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8.213478" calcext:value-type="float">
            <text:p>48.2134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Quarz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8.213478" calcext:value-type="float">
            <text:p>48.2134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Mantele 2021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2.192596" calcext:value-type="float">
            <text:p>52.1925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Echt Geil Sauvignon 2022</text:p>
          </table:table-cell>
          <table:table-cell office:value-type="string" calcext:value-type="string">
            <text:p>Weingut 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c8hny19vtjqbhgvqr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cht Geil Sauvignon</text:p>
          </table:table-cell>
          <table:table-cell office:value-type="string" calcext:value-type="string">
            <text:p>Seeperle</text:p>
          </table:table-cell>
          <table:table-cell office:value-type="float" office:value="49.37644" calcext:value-type="float">
            <text:p>49.376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Porer 2022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ewa9d3h8hgbg3f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ORER Bio</text:p>
          </table:table-cell>
          <table:table-cell office:value-type="string" calcext:value-type="string">
            <text:p>Alois Lageder</text:p>
          </table:table-cell>
          <table:table-cell office:value-type="float" office:value="45.281796" calcext:value-type="float">
            <text:p>45.2817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Unterebner 2021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39.27103" calcext:value-type="float">
            <text:p>39.271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Aristos 2022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2.012604" calcext:value-type="float">
            <text:p>32.0126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Giatl Riserva 2020</text:p>
          </table:table-cell>
          <table:table-cell office:value-type="string" calcext:value-type="string">
            <text:p>Weingut 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44.70717" calcext:value-type="float">
            <text:p>44.70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</text:p>
          </table:table-cell>
          <table:table-cell/>
          <table:table-cell office:value-type="string" calcext:value-type="string">
            <text:p>Pinot Grigio 2022</text:p>
          </table:table-cell>
          <table:table-cell office:value-type="string" calcext:value-type="string">
            <text:p>Stiftskellerei Kloster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0w7gf6jmgwbdsw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4.073242" calcext:value-type="float">
            <text:p>34.073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Penon 2021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q2f1ffh7tkm9ttr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non Pinot Grigio</text:p>
          </table:table-cell>
          <table:table-cell office:value-type="string" calcext:value-type="string">
            <text:p>Cantina Kurtatsch</text:p>
          </table:table-cell>
          <table:table-cell office:value-type="float" office:value="31.954784" calcext:value-type="float">
            <text:p>31.954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Südtiroler Grauburgunder 2021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njjegkwj342h4tz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Wassererhof</text:p>
          </table:table-cell>
          <table:table-cell office:value-type="float" office:value="37.906857" calcext:value-type="float">
            <text:p>37.9068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Aristos 2021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2.012604" calcext:value-type="float">
            <text:p>32.0126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Castel Juval – Weingarten Windbichel 2021</text:p>
          </table:table-cell>
          <table:table-cell office:value-type="string" calcext:value-type="string">
            <text:p>Weingut &amp; Hofbrennerei 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38.00437" calcext:value-type="float">
            <text:p>38.00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Grüner Veltliner Johanna 2021</text:p>
          </table:table-cell>
          <table:table-cell office:value-type="string" calcext:value-type="string">
            <text:p>Weingut 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w6epz012dhb5e76w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Weingut Röck</text:p>
          </table:table-cell>
          <table:table-cell office:value-type="float" office:value="34.891144" calcext:value-type="float">
            <text:p>34.891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Grüner Veltliner 2021</text:p>
          </table:table-cell>
          <table:table-cell office:value-type="string" calcext:value-type="string">
            <text:p>Weingut Hoandlhof Manni Nöss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a9102dtpe44hhhk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Manni Nössing</text:p>
          </table:table-cell>
          <table:table-cell office:value-type="float" office:value="52.497498" calcext:value-type="float">
            <text:p>52.4974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Praepositus Sylvaner 2022</text:p>
          </table:table-cell>
          <table:table-cell office:value-type="string" calcext:value-type="string">
            <text:p>Stiftskellerei Kloster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4.93141" calcext:value-type="float">
            <text:p>44.931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Feldmarschall von Fenner Müller-Thurgau 2020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57.892197" calcext:value-type="float">
            <text:p>57.892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Graun Müller-Thurgau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z8k31jq9cdtjke38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n Müller Thurgau</text:p>
          </table:table-cell>
          <table:table-cell office:value-type="string" calcext:value-type="string">
            <text:p>Cantina Kurtatsch</text:p>
          </table:table-cell>
          <table:table-cell office:value-type="float" office:value="37.16083" calcext:value-type="float">
            <text:p>37.16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1</text:p>
          </table:table-cell>
          <table:table-cell/>
          <table:table-cell office:value-type="string" calcext:value-type="string">
            <text:p>Amperg Goldmuskateller 2022 (trocken ausgebaut)</text:p>
          </table:table-cell>
          <table:table-cell office:value-type="string" calcext:value-type="string">
            <text:p>Weingut 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4aqc4244v99524s5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perg Goldmuskateller</text:p>
          </table:table-cell>
          <table:table-cell office:value-type="string" calcext:value-type="string">
            <text:p>Klaus Lentsch</text:p>
          </table:table-cell>
          <table:table-cell office:value-type="float" office:value="55.659954" calcext:value-type="float">
            <text:p>55.659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Praepositus 2022</text:p>
          </table:table-cell>
          <table:table-cell office:value-type="string" calcext:value-type="string">
            <text:p>Stiftskellerei Kloster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8.167244" calcext:value-type="float">
            <text:p>38.167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3</text:p>
          </table:table-cell>
          <table:table-cell/>
          <table:table-cell office:value-type="string" calcext:value-type="string">
            <text:p>Kerner 2023</text:p>
          </table:table-cell>
          <table:table-cell office:value-type="string" calcext:value-type="string">
            <text:p>Weingut Stra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5m8pqep7ndvvjfk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Strasserhof</text:p>
          </table:table-cell>
          <table:table-cell office:value-type="float" office:value="38.34356" calcext:value-type="float">
            <text:p>38.34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Kerner 2022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qvnprzs2jrtk74k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1.109905" calcext:value-type="float">
            <text:p>31.109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Libellula Mondevinum Riserva 2020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6kqyhf5hezaby9da0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ndevinum Weiss Riserva</text:p>
          </table:table-cell>
          <table:table-cell office:value-type="string" calcext:value-type="string">
            <text:p>Niklas</text:p>
          </table:table-cell>
          <table:table-cell office:value-type="float" office:value="42.011795" calcext:value-type="float">
            <text:p>42.011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Petit Manseng 2021</text:p>
          </table:table-cell>
          <table:table-cell office:value-type="string" calcext:value-type="string">
            <text:p>Weingut 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95ekwg1sgd6zc0mc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nberg Dolomten Petit Manseng</text:p>
          </table:table-cell>
          <table:table-cell office:value-type="string" calcext:value-type="string">
            <text:p>Andreas Baron Widmann</text:p>
          </table:table-cell>
          <table:table-cell office:value-type="float" office:value="40.20105" calcext:value-type="float">
            <text:p>40.20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7</text:p>
          </table:table-cell>
          <table:table-cell/>
          <table:table-cell office:value-type="string" calcext:value-type="string">
            <text:p>Stoan 2022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413223" calcext:value-type="float">
            <text:p>41.413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Caruess Weiss 2021 </text:p>
          </table:table-cell>
          <table:table-cell office:value-type="string" calcext:value-type="string">
            <text:p>Weingut 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81xxxn0bwyek3vjp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uess Weiss</text:p>
          </table:table-cell>
          <table:table-cell office:value-type="string" calcext:value-type="string">
            <text:p>Weingut Röck</text:p>
          </table:table-cell>
          <table:table-cell office:value-type="float" office:value="41.948654" calcext:value-type="float">
            <text:p>41.948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9</text:p>
          </table:table-cell>
          <table:table-cell/>
          <table:table-cell office:value-type="string" calcext:value-type="string">
            <text:p>Summ 2021 </text:p>
          </table:table-cell>
          <table:table-cell office:value-type="string" calcext:value-type="string">
            <text:p>Thomas Niedermayr – Hof Gand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tv5jt4q7nq8tsttq3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mm</text:p>
          </table:table-cell>
          <table:table-cell office:value-type="string" calcext:value-type="string">
            <text:p>Thomas Niedermayr</text:p>
          </table:table-cell>
          <table:table-cell office:value-type="float" office:value="48.89151" calcext:value-type="float">
            <text:p>48.891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Viribus Unitis Weiß 2018 </text:p>
          </table:table-cell>
          <table:table-cell office:value-type="string" calcext:value-type="string">
            <text:p>Weingut Andi Sölva und Norbert Ko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69.790886" calcext:value-type="float">
            <text:p>69.7908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Gloria Dei 2023 </text:p>
          </table:table-cell>
          <table:table-cell office:value-type="string" calcext:value-type="string">
            <text:p>Weingut 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5.539536" calcext:value-type="float">
            <text:p>45.539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Casòn Bianco 2020 </text:p>
          </table:table-cell>
          <table:table-cell office:value-type="string" calcext:value-type="string">
            <text:p>Weingut 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òn Hirschprunn Bianco Bio</text:p>
          </table:table-cell>
          <table:table-cell office:value-type="string" calcext:value-type="string">
            <text:p>Alois Lageder</text:p>
          </table:table-cell>
          <table:table-cell office:value-type="float" office:value="47.778595" calcext:value-type="float">
            <text:p>47.778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Dolomytos 2018</text:p>
          </table:table-cell>
          <table:table-cell office:value-type="string" calcext:value-type="string">
            <text:p>Ansitz Dolomytos S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69.39679" calcext:value-type="float">
            <text:p>69.396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4</text:p>
          </table:table-cell>
          <table:table-cell/>
          <table:table-cell office:value-type="string" calcext:value-type="string">
            <text:p>Réserve della Contessa 2022 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81061" calcext:value-type="float">
            <text:p>45.81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Terlaner Cuvée 2022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NAMA 2018 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54397" calcext:value-type="float">
            <text:p>49.54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9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Nova Domus Terlaner Riserva 2020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Aichberg 2021 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pt13amzdan0d1rvq3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ichberg Weiss</text:p>
          </table:table-cell>
          <table:table-cell office:value-type="string" calcext:value-type="string">
            <text:p>Kornell</text:p>
          </table:table-cell>
          <table:table-cell office:value-type="float" office:value="33.21284" calcext:value-type="float">
            <text:p>33.21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DJJ Südtiroler Weiss 2021 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fye73fhqf12c6331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JJ Weiss Riserva</text:p>
          </table:table-cell>
          <table:table-cell office:value-type="string" calcext:value-type="string">
            <text:p>Niklas</text:p>
          </table:table-cell>
          <table:table-cell office:value-type="float" office:value="43.003475" calcext:value-type="float">
            <text:p>43.003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6</text:p>
          </table:table-cell>
          <table:table-cell/>
          <table:table-cell office:value-type="string" calcext:value-type="string">
            <text:p>Adamantis Cuvée 2020 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tq6eg4dd773jz0k729c5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40.56137" calcext:value-type="float">
            <text:p>40.56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8</text:p>
          </table:table-cell>
          <table:table-cell/>
          <table:table-cell office:value-type="string" calcext:value-type="string">
            <text:p>Upupa Orange 2020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9.60862" calcext:value-type="float">
            <text:p>49.60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9</text:p>
          </table:table-cell>
          <table:table-cell/>
          <table:table-cell office:value-type="string" calcext:value-type="string">
            <text:p>Graf Gewürztraminer 2022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8a2rpb1qbr1yw1t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Gewürztraminer</text:p>
          </table:table-cell>
          <table:table-cell office:value-type="string" calcext:value-type="string">
            <text:p>Kellerei Meran</text:p>
          </table:table-cell>
          <table:table-cell office:value-type="float" office:value="42.89795" calcext:value-type="float">
            <text:p>42.89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Nussbaumer 2021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38.359283" calcext:value-type="float">
            <text:p>38.359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Aimè 2022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3pdazabe5e8664b0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mè Gewürztraminer</text:p>
          </table:table-cell>
          <table:table-cell office:value-type="string" calcext:value-type="string">
            <text:p>Girlan</text:p>
          </table:table-cell>
          <table:table-cell office:value-type="float" office:value="35.805923" calcext:value-type="float">
            <text:p>35.805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2</text:p>
          </table:table-cell>
          <table:table-cell/>
          <table:table-cell office:value-type="string" calcext:value-type="string">
            <text:p>Hohenstein 2020</text:p>
          </table:table-cell>
          <table:table-cell office:value-type="string" calcext:value-type="string">
            <text:p>Weingut 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hk67b2602snanw0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henstein Gewürztraminer</text:p>
          </table:table-cell>
          <table:table-cell office:value-type="string" calcext:value-type="string">
            <text:p>Baron Longo</text:p>
          </table:table-cell>
          <table:table-cell office:value-type="float" office:value="41.800194" calcext:value-type="float">
            <text:p>41.8001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3</text:p>
          </table:table-cell>
          <table:table-cell/>
          <table:table-cell office:value-type="string" calcext:value-type="string">
            <text:p>Sissi Passito 2019 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r751w1np1jdc8dc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ssi Passito</text:p>
          </table:table-cell>
          <table:table-cell office:value-type="string" calcext:value-type="string">
            <text:p>Kellerei Meran</text:p>
          </table:table-cell>
          <table:table-cell office:value-type="float" office:value="52.901566" calcext:value-type="float">
            <text:p>52.901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Roen 2022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ggeg8359hv3kevqa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Roen</text:p>
          </table:table-cell>
          <table:table-cell office:value-type="string" calcext:value-type="string">
            <text:p>Tramin</text:p>
          </table:table-cell>
          <table:table-cell office:value-type="float" office:value="37.153923" calcext:value-type="float">
            <text:p>37.153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Epokale 2015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100" calcext:value-type="float">
            <text:p>13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Tramin</text:p>
          </table:table-cell>
          <table:table-cell office:value-type="float" office:value="39.701694" calcext:value-type="float">
            <text:p>39.701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Terminum 2021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razjdhyknctjfdj0f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Terminum</text:p>
          </table:table-cell>
          <table:table-cell office:value-type="string" calcext:value-type="string">
            <text:p>Tramin</text:p>
          </table:table-cell>
          <table:table-cell office:value-type="float" office:value="39.701694" calcext:value-type="float">
            <text:p>39.701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8</text:p>
          </table:table-cell>
          <table:table-cell/>
          <table:table-cell office:value-type="string" calcext:value-type="string">
            <text:p>Fontanasanta Nosiola 2021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dr1724n7cmge6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Fontanasanta</text:p>
          </table:table-cell>
          <table:table-cell office:value-type="string" calcext:value-type="string">
            <text:p>Foradori</text:p>
          </table:table-cell>
          <table:table-cell office:value-type="float" office:value="55.594803" calcext:value-type="float">
            <text:p>55.594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9</text:p>
          </table:table-cell>
          <table:table-cell/>
          <table:table-cell office:value-type="string" calcext:value-type="string">
            <text:p>Cervaro della Sala 2021 </text:p>
          </table:table-cell>
          <table:table-cell office:value-type="string" calcext:value-type="string">
            <text:p>Castello della S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58.418" calcext:value-type="float">
            <text:p>58.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Marangona Lugana 2023</text:p>
          </table:table-cell>
          <table:table-cell office:value-type="string" calcext:value-type="string">
            <text:p>Marang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xjv08yz1h53ma5h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Marangona</text:p>
          </table:table-cell>
          <table:table-cell office:value-type="float" office:value="39.634468" calcext:value-type="float">
            <text:p>39.634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Santa Cristina Lugana 2022</text:p>
          </table:table-cell>
          <table:table-cell office:value-type="string" calcext:value-type="string">
            <text:p>Weingut 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ds7qp3gady88ztr126cf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anta Cristina</text:p>
          </table:table-cell>
          <table:table-cell office:value-type="string" calcext:value-type="string">
            <text:p>Zenato</text:p>
          </table:table-cell>
          <table:table-cell office:value-type="float" office:value="46.705666" calcext:value-type="float">
            <text:p>46.705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2</text:p>
          </table:table-cell>
          <table:table-cell/>
          <table:table-cell office:value-type="string" calcext:value-type="string">
            <text:p>Lugana 2023</text:p>
          </table:table-cell>
          <table:table-cell office:value-type="string" calcext:value-type="string">
            <text:p>Cavaliere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eqy3fqywz0qzrk1w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Cavaliere del Garda</text:p>
          </table:table-cell>
          <table:table-cell office:value-type="float" office:value="45.079517" calcext:value-type="float">
            <text:p>45.079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3</text:p>
          </table:table-cell>
          <table:table-cell/>
          <table:table-cell office:value-type="string" calcext:value-type="string">
            <text:p>Vermentino di Gallura Superiore 2021</text:p>
          </table:table-cell>
          <table:table-cell office:value-type="string" calcext:value-type="string">
            <text:p>Cantina di Mog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h362nes6211zhb362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garò Vermentino di Gallura Superiore</text:p>
          </table:table-cell>
          <table:table-cell office:value-type="string" calcext:value-type="string">
            <text:p>Cantina di Mogoro</text:p>
          </table:table-cell>
          <table:table-cell office:value-type="float" office:value="49.78237" calcext:value-type="float">
            <text:p>49.782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4</text:p>
          </table:table-cell>
          <table:table-cell/>
          <table:table-cell office:value-type="string" calcext:value-type="string">
            <text:p>Vintage Tunina 2021 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524155" calcext:value-type="float">
            <text:p>37.524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Friulano 21</text:p>
          </table:table-cell>
          <table:table-cell office:value-type="string" calcext:value-type="string">
            <text:p>Agrargesellschaft 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q23r3z4zwxnqzhb9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re Rosazza</text:p>
          </table:table-cell>
          <table:table-cell office:value-type="float" office:value="44.080044" calcext:value-type="float">
            <text:p>44.0800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8</text:p>
          </table:table-cell>
          <table:table-cell/>
          <table:table-cell office:value-type="string" calcext:value-type="string">
            <text:p>Gavi di Gavi 2023 </text:p>
          </table:table-cell>
          <table:table-cell office:value-type="string" calcext:value-type="string">
            <text:p>Villa Spar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ax4dc3cg2m10656nv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vi</text:p>
          </table:table-cell>
          <table:table-cell office:value-type="string" calcext:value-type="string">
            <text:p>Villa Sparina</text:p>
          </table:table-cell>
          <table:table-cell office:value-type="float" office:value="53.862076" calcext:value-type="float">
            <text:p>53.862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9</text:p>
          </table:table-cell>
          <table:table-cell/>
          <table:table-cell office:value-type="string" calcext:value-type="string">
            <text:p>Etna Bianco „Contrada Blandano“ 2018</text:p>
          </table:table-cell>
          <table:table-cell office:value-type="string" calcext:value-type="string">
            <text:p>Terra Cost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pw6208qgh1xctqn4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trada Blandano Etna Blanc</text:p>
          </table:table-cell>
          <table:table-cell office:value-type="string" calcext:value-type="string">
            <text:p>Terra Costantino</text:p>
          </table:table-cell>
          <table:table-cell office:value-type="float" office:value="59.380825" calcext:value-type="float">
            <text:p>59.3808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2</text:p>
          </table:table-cell>
          <table:table-cell/>
          <table:table-cell office:value-type="string" calcext:value-type="string">
            <text:p>La Rose de Manincor 202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45761" calcext:value-type="float">
            <text:p>45.45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Rosalie 2022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082yvd5nj668tj0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stival Rosalie</text:p>
          </table:table-cell>
          <table:table-cell office:value-type="string" calcext:value-type="string">
            <text:p>Kellerei Meran</text:p>
          </table:table-cell>
          <table:table-cell office:value-type="float" office:value="45.797806" calcext:value-type="float">
            <text:p>45.797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4</text:p>
          </table:table-cell>
          <table:table-cell/>
          <table:table-cell office:value-type="string" calcext:value-type="string">
            <text:p>Bacio Rosa 2021 </text:p>
          </table:table-cell>
          <table:table-cell office:value-type="string" calcext:value-type="string">
            <text:p>Weingut 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h96qb72mwxf0pypa9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acio Rosa</text:p>
          </table:table-cell>
          <table:table-cell office:value-type="string" calcext:value-type="string">
            <text:p>Malavasi</text:p>
          </table:table-cell>
          <table:table-cell office:value-type="float" office:value="41.043083" calcext:value-type="float">
            <text:p>41.043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5</text:p>
          </table:table-cell>
          <table:table-cell/>
          <table:table-cell office:value-type="string" calcext:value-type="string">
            <text:p>Mathilde 2022 </text:p>
          </table:table-cell>
          <table:table-cell office:value-type="string" calcext:value-type="string">
            <text:p>Innerlei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17yqdqc2kcqqhen3r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Mathilde</text:p>
          </table:table-cell>
          <table:table-cell office:value-type="string" calcext:value-type="string">
            <text:p>Weingut Innerleiterhof</text:p>
          </table:table-cell>
          <table:table-cell office:value-type="float" office:value="34.58664" calcext:value-type="float">
            <text:p>34.586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Morgenrot 2022 </text:p>
          </table:table-cell>
          <table:table-cell office:value-type="string" calcext:value-type="string">
            <text:p>Himmelreich-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azjy1awnftsmnp9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genrot</text:p>
          </table:table-cell>
          <table:table-cell office:value-type="string" calcext:value-type="string">
            <text:p>Himmelreich Hof</text:p>
          </table:table-cell>
          <table:table-cell office:value-type="float" office:value="47.258667" calcext:value-type="float">
            <text:p>47.258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7</text:p>
          </table:table-cell>
          <table:table-cell/>
          <table:table-cell office:value-type="string" calcext:value-type="string">
            <text:p>Flaschenpost 2018 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t0ytzxf3q579ch00q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laschenpost Cuvée Rosé</text:p>
          </table:table-cell>
          <table:table-cell office:value-type="string" calcext:value-type="string">
            <text:p>Kiemberger</text:p>
          </table:table-cell>
          <table:table-cell office:value-type="float" office:value="42.4791" calcext:value-type="float">
            <text:p>42.47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Calafuria 2022 </text:p>
          </table:table-cell>
          <table:table-cell office:value-type="string" calcext:value-type="string">
            <text:p>Weingut 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ía di Calafuria</text:p>
          </table:table-cell>
          <table:table-cell office:value-type="string" calcext:value-type="string">
            <text:p>Tormaresca</text:p>
          </table:table-cell>
          <table:table-cell office:value-type="float" office:value="36.90033" calcext:value-type="float">
            <text:p>36.90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Deciso </text:p>
          </table:table-cell>
          <table:table-cell office:value-type="string" calcext:value-type="string">
            <text:p>Vinuci Monteverde Sag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z82k9vge0ypy86y1p2zqv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ciso dealcolizzato</text:p>
          </table:table-cell>
          <table:table-cell office:value-type="string" calcext:value-type="string">
            <text:p>VINUCI Monteverde Saggio</text:p>
          </table:table-cell>
          <table:table-cell office:value-type="float" office:value="57.737396" calcext:value-type="float">
            <text:p>57.7373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Flein Sauvignon Blanc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1677m9b4dmy8hh1g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ein - Saft Vom Sauvignon Blanc Alkoholfrei</text:p>
          </table:table-cell>
          <table:table-cell office:value-type="string" calcext:value-type="string">
            <text:p>Cantina Kurtatsch</text:p>
          </table:table-cell>
          <table:table-cell office:value-type="float" office:value="31.663994" calcext:value-type="float">
            <text:p>31.6639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Flein Moscato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hh2mf3vqqvmfxtc42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ein Saft Vom Moscato Giallo</text:p>
          </table:table-cell>
          <table:table-cell office:value-type="string" calcext:value-type="string">
            <text:p>Cantina Kurtatsch</text:p>
          </table:table-cell>
          <table:table-cell office:value-type="float" office:value="32.56595" calcext:value-type="float">
            <text:p>32.56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Sof Toskana Rosé 2022 </text:p>
          </table:table-cell>
          <table:table-cell office:value-type="string" calcext:value-type="string">
            <text:p>Weingut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9vm7qzwpsdtaczwn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of Bibbona</text:p>
          </table:table-cell>
          <table:table-cell office:value-type="string" calcext:value-type="string">
            <text:p>Biserno</text:p>
          </table:table-cell>
          <table:table-cell office:value-type="float" office:value="37.221706" calcext:value-type="float">
            <text:p>37.2217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Leggero 2021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nvdt4fktwa1bww25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Rosso Leggero</text:p>
          </table:table-cell>
          <table:table-cell office:value-type="string" calcext:value-type="string">
            <text:p>Pranzegg</text:p>
          </table:table-cell>
          <table:table-cell office:value-type="float" office:value="39.32331" calcext:value-type="float">
            <text:p>39.32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Upupa Rot Alte Reben 20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48.92765" calcext:value-type="float">
            <text:p>48.927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Versal 2018</text:p>
          </table:table-cell>
          <table:table-cell office:value-type="string" calcext:value-type="string">
            <text:p>Weingut 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7jcjk8n8zag0gwd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sal</text:p>
          </table:table-cell>
          <table:table-cell office:value-type="string" calcext:value-type="string">
            <text:p>Weingut Oberstein</text:p>
          </table:table-cell>
          <table:table-cell office:value-type="float" office:value="45.777702" calcext:value-type="float">
            <text:p>45.7777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Fürst Meraner Vernatsch 2020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hsa2beq5dgzxah1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 Fürst</text:p>
          </table:table-cell>
          <table:table-cell office:value-type="string" calcext:value-type="string">
            <text:p>Kellerei Meran</text:p>
          </table:table-cell>
          <table:table-cell office:value-type="float" office:value="50.626938" calcext:value-type="float">
            <text:p>50.6269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St. Magdalener Classico 2020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46qcng65xzyefgm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Wassererhof</text:p>
          </table:table-cell>
          <table:table-cell office:value-type="float" office:value="50.20468" calcext:value-type="float">
            <text:p>50.20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St. Magdalener Klassisch 2022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6g1h115m8gqb0wt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Klassisch</text:p>
          </table:table-cell>
          <table:table-cell office:value-type="string" calcext:value-type="string">
            <text:p>Erbhof Unterganzner</text:p>
          </table:table-cell>
          <table:table-cell office:value-type="float" office:value="66.34744" calcext:value-type="float">
            <text:p>66.347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3</text:p>
          </table:table-cell>
          <table:table-cell/>
          <table:table-cell office:value-type="string" calcext:value-type="string">
            <text:p>Kalterersee Auslese Sea 2021</text:p>
          </table:table-cell>
          <table:table-cell office:value-type="string" calcext:value-type="string">
            <text:p>Weingut 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mekg6ad99pvwweh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a Kalterersee Auslese Klassisch</text:p>
          </table:table-cell>
          <table:table-cell office:value-type="string" calcext:value-type="string">
            <text:p>Weingut Andi Sölva</text:p>
          </table:table-cell>
          <table:table-cell office:value-type="float" office:value="49.793682" calcext:value-type="float">
            <text:p>49.793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4</text:p>
          </table:table-cell>
          <table:table-cell/>
          <table:table-cell office:value-type="string" calcext:value-type="string">
            <text:p>Gant 2020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1.197815" calcext:value-type="float">
            <text:p>31.197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Siebeneich Merlot Riserva 2020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707047" calcext:value-type="float">
            <text:p>39.707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Merlot 2023</text:p>
          </table:table-cell>
          <table:table-cell office:value-type="string" calcext:value-type="string">
            <text:p>Weingut 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rhwfyrtm8xdtxb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 office:value-type="float" office:value="42.87018" calcext:value-type="float">
            <text:p>42.870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93964" calcext:value-type="float">
            <text:p>44.093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8</text:p>
          </table:table-cell>
          <table:table-cell/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93964" calcext:value-type="float">
            <text:p>44.093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9</text:p>
          </table:table-cell>
          <table:table-cell/>
          <table:table-cell office:value-type="string" calcext:value-type="string">
            <text:p>Merlot Riserva Nussbaum 2020</text:p>
          </table:table-cell>
          <table:table-cell office:value-type="string" calcext:value-type="string">
            <text:p>Weingut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ssbaum Merlot Riserva</text:p>
          </table:table-cell>
          <table:table-cell office:value-type="string" calcext:value-type="string">
            <text:p>Klosterhof</text:p>
          </table:table-cell>
          <table:table-cell office:value-type="float" office:value="38.44504" calcext:value-type="float">
            <text:p>38.44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Merlot Riserva 2019</text:p>
          </table:table-cell>
          <table:table-cell office:value-type="string" calcext:value-type="string">
            <text:p>Schlossweingut Stachlburg Baron von Krip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tw50pvwege1fzk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Wolfsthurn</text:p>
          </table:table-cell>
          <table:table-cell office:value-type="string" calcext:value-type="string">
            <text:p>Stachlburg</text:p>
          </table:table-cell>
          <table:table-cell office:value-type="float" office:value="34.919155" calcext:value-type="float">
            <text:p>34.919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</text:p>
          </table:table-cell>
          <table:table-cell/>
          <table:table-cell office:value-type="string" calcext:value-type="string">
            <text:p>Levad 2020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4.073566" calcext:value-type="float">
            <text:p>54.073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DJJ Merlot Riserva 2021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r873f0xw45ymkp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JJ Merlot Riserva</text:p>
          </table:table-cell>
          <table:table-cell office:value-type="string" calcext:value-type="string">
            <text:p>Niklas</text:p>
          </table:table-cell>
          <table:table-cell office:value-type="float" office:value="43.325542" calcext:value-type="float">
            <text:p>43.3255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Brenntal Merlot Riserva 2020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8.707947" calcext:value-type="float">
            <text:p>38.707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4</text:p>
          </table:table-cell>
          <table:table-cell/>
          <table:table-cell office:value-type="string" calcext:value-type="string">
            <text:p>Siebeneich Merlot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8.185524" calcext:value-type="float">
            <text:p>58.185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5</text:p>
          </table:table-cell>
          <table:table-cell/>
          <table:table-cell office:value-type="string" calcext:value-type="string">
            <text:p>Siebeneich Merlot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8.185524" calcext:value-type="float">
            <text:p>58.185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8</text:p>
          </table:table-cell>
          <table:table-cell/>
          <table:table-cell office:value-type="string" calcext:value-type="string">
            <text:p>Monticol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73837" calcext:value-type="float">
            <text:p>52.5738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9</text:p>
          </table:table-cell>
          <table:table-cell/>
          <table:table-cell office:value-type="string" calcext:value-type="string">
            <text:p>Schwarze Madonna</text:p>
          </table:table-cell>
          <table:table-cell office:value-type="string" calcext:value-type="string">
            <text:p>Weingut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4.957043" calcext:value-type="float">
            <text:p>34.957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Schwarze Madonna</text:p>
          </table:table-cell>
          <table:table-cell office:value-type="string" calcext:value-type="string">
            <text:p>Weingut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4.957043" calcext:value-type="float">
            <text:p>34.957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3</text:p>
          </table:table-cell>
          <table:table-cell/>
          <table:table-cell office:value-type="string" calcext:value-type="string">
            <text:p>Amantus 2021</text:p>
          </table:table-cell>
          <table:table-cell office:value-type="string" calcext:value-type="string">
            <text:p>Weingut 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gp9963tk23ecr5b9y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ntus</text:p>
          </table:table-cell>
          <table:table-cell office:value-type="string" calcext:value-type="string">
            <text:p>Eichenstein</text:p>
          </table:table-cell>
          <table:table-cell office:value-type="float" office:value="43.010723" calcext:value-type="float">
            <text:p>43.010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Blauburgunder Riserva Vigna Kofl 2020</text:p>
          </table:table-cell>
          <table:table-cell office:value-type="string" calcext:value-type="string">
            <text:p>Weingut 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km3me5609hqtywh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Kofl Pinot Noir Riserva</text:p>
          </table:table-cell>
          <table:table-cell office:value-type="string" calcext:value-type="string">
            <text:p>Peter Zemmer</text:p>
          </table:table-cell>
          <table:table-cell office:value-type="float" office:value="47.840485" calcext:value-type="float">
            <text:p>47.8404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Pigeno 2020</text:p>
          </table:table-cell>
          <table:table-cell office:value-type="string" calcext:value-type="string">
            <text:p>Weingut 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87444" calcext:value-type="float">
            <text:p>39.87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6</text:p>
          </table:table-cell>
          <table:table-cell/>
          <table:table-cell office:value-type="string" calcext:value-type="string">
            <text:p>Pinot Nero 2022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ykavgqfmt3gs73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Andrian</text:p>
          </table:table-cell>
          <table:table-cell office:value-type="float" office:value="26.346937" calcext:value-type="float">
            <text:p>26.346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7</text:p>
          </table:table-cell>
          <table:table-cell/>
          <table:table-cell office:value-type="string" calcext:value-type="string">
            <text:p>Barthenau Vigna S. Urbano 2018</text:p>
          </table:table-cell>
          <table:table-cell office:value-type="string" calcext:value-type="string">
            <text:p>Weingut 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54.921253" calcext:value-type="float">
            <text:p>54.921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9</text:p>
          </table:table-cell>
          <table:table-cell/>
          <table:table-cell office:value-type="string" calcext:value-type="string">
            <text:p>Blauburgunder vom Roten Kalk 2020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gr0k98y78rggb3b5spq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</text:p>
          </table:table-cell>
          <table:table-cell office:value-type="string" calcext:value-type="string">
            <text:p>Weingut Abraham</text:p>
          </table:table-cell>
          <table:table-cell office:value-type="float" office:value="56.78019" calcext:value-type="float">
            <text:p>56.780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0</text:p>
          </table:table-cell>
          <table:table-cell/>
          <table:table-cell office:value-type="string" calcext:value-type="string">
            <text:p>Wildmonn Riserva 2020</text:p>
          </table:table-cell>
          <table:table-cell office:value-type="string" calcext:value-type="string">
            <text:p>Weingut 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9.4534" calcext:value-type="float">
            <text:p>39.4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Lagrein 2020</text:p>
          </table:table-cell>
          <table:table-cell office:value-type="string" calcext:value-type="string">
            <text:p>Weinmanufaktur 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87je0es7w2p2gj0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Luis</text:p>
          </table:table-cell>
          <table:table-cell office:value-type="float" office:value="24.272785" calcext:value-type="float">
            <text:p>24.272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3</text:p>
          </table:table-cell>
          <table:table-cell/>
          <table:table-cell office:value-type="string" calcext:value-type="string">
            <text:p>Gries Riserva 2021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ach7bbmsg2neh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7592" calcext:value-type="float">
            <text:p>46.75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4</text:p>
          </table:table-cell>
          <table:table-cell/>
          <table:table-cell office:value-type="string" calcext:value-type="string">
            <text:p>Taber Riserva 2021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8.96736" calcext:value-type="float">
            <text:p>38.96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5</text:p>
          </table:table-cell>
          <table:table-cell/>
          <table:table-cell office:value-type="string" calcext:value-type="string">
            <text:p>Perl 2022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9wf5mefat3mtej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erl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3.045265" calcext:value-type="float">
            <text:p>33.045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Porphyr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641357" calcext:value-type="float">
            <text:p>52.641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7</text:p>
          </table:table-cell>
          <table:table-cell/>
          <table:table-cell office:value-type="string" calcext:value-type="string">
            <text:p>Rotes Bergwerk 2018</text:p>
          </table:table-cell>
          <table:table-cell office:value-type="string" calcext:value-type="string">
            <text:p>Weingut 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tvpddgtfj7yt928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Rotes Bergwerk</text:p>
          </table:table-cell>
          <table:table-cell office:value-type="string" calcext:value-type="string">
            <text:p>Kiemberger</text:p>
          </table:table-cell>
          <table:table-cell office:value-type="float" office:value="41.29943" calcext:value-type="float">
            <text:p>41.29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8</text:p>
          </table:table-cell>
          <table:table-cell/>
          <table:table-cell office:value-type="string" calcext:value-type="string">
            <text:p>Lagrein Riserva Weingarten Klosteranger 2020</text:p>
          </table:table-cell>
          <table:table-cell office:value-type="string" calcext:value-type="string">
            <text:p>Klosterkellerei 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7.56015" calcext:value-type="float">
            <text:p>67.56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9</text:p>
          </table:table-cell>
          <table:table-cell/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gen Lagrein Riserva</text:p>
          </table:table-cell>
          <table:table-cell office:value-type="string" calcext:value-type="string">
            <text:p>Kellerei Meran</text:p>
          </table:table-cell>
          <table:table-cell office:value-type="float" office:value="46.035187" calcext:value-type="float">
            <text:p>46.0351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gen Lagrein Riserva</text:p>
          </table:table-cell>
          <table:table-cell office:value-type="string" calcext:value-type="string">
            <text:p>Kellerei Meran</text:p>
          </table:table-cell>
          <table:table-cell office:value-type="float" office:value="46.035187" calcext:value-type="float">
            <text:p>46.0351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1</text:p>
          </table:table-cell>
          <table:table-cell/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gen Lagrein Riserva</text:p>
          </table:table-cell>
          <table:table-cell office:value-type="string" calcext:value-type="string">
            <text:p>Kellerei Meran</text:p>
          </table:table-cell>
          <table:table-cell office:value-type="float" office:value="46.035187" calcext:value-type="float">
            <text:p>46.0351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2</text:p>
          </table:table-cell>
          <table:table-cell/>
          <table:table-cell office:value-type="string" calcext:value-type="string">
            <text:p>Prestige Grieser Lagrein Riserva 2020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w7jf5cfc2n6dye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ieser Lagrein Prestige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7.03996" calcext:value-type="float">
            <text:p>47.039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3</text:p>
          </table:table-cell>
          <table:table-cell/>
          <table:table-cell office:value-type="string" calcext:value-type="string">
            <text:p>Laianus Riserva 2018</text:p>
          </table:table-cell>
          <table:table-cell office:value-type="string" calcext:value-type="string">
            <text:p>Weingut 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gv0mphgxm93r08f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ianus Lagrein Riserva</text:p>
          </table:table-cell>
          <table:table-cell office:value-type="string" calcext:value-type="string">
            <text:p>Klaus Lentsch</text:p>
          </table:table-cell>
          <table:table-cell office:value-type="float" office:value="50.005165" calcext:value-type="float">
            <text:p>50.005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5</text:p>
          </table:table-cell>
          <table:table-cell/>
          <table:table-cell office:value-type="string" calcext:value-type="string">
            <text:p>Lamarein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6</text:p>
          </table:table-cell>
          <table:table-cell/>
          <table:table-cell office:value-type="string" calcext:value-type="string">
            <text:p>Lamarein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7</text:p>
          </table:table-cell>
          <table:table-cell/>
          <table:table-cell office:value-type="string" calcext:value-type="string">
            <text:p>Sass Roà Riserva 2020</text:p>
          </table:table-cell>
          <table:table-cell office:value-type="string" calcext:value-type="string">
            <text:p>Landesweingut 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tw7casdabj21s14q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</text:p>
          </table:table-cell>
          <table:table-cell office:value-type="string" calcext:value-type="string">
            <text:p>Laimburg</text:p>
          </table:table-cell>
          <table:table-cell office:value-type="float" office:value="41.61532" calcext:value-type="float">
            <text:p>41.615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8</text:p>
          </table:table-cell>
          <table:table-cell/>
          <table:table-cell office:value-type="string" calcext:value-type="string">
            <text:p>Kirchhügel Riserva 2020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7.165142" calcext:value-type="float">
            <text:p>37.165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9</text:p>
          </table:table-cell>
          <table:table-cell/>
          <table:table-cell office:value-type="string" calcext:value-type="string">
            <text:p>COR Römigberg 2018</text:p>
          </table:table-cell>
          <table:table-cell office:value-type="string" calcext:value-type="string">
            <text:p>Weingut 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651695" calcext:value-type="float">
            <text:p>49.651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</text:p>
          </table:table-cell>
          <table:table-cell/>
          <table:table-cell office:value-type="string" calcext:value-type="string">
            <text:p>Mumelter Riserva 2019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858402" calcext:value-type="float">
            <text:p>39.858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</text:p>
          </table:table-cell>
          <table:table-cell/>
          <table:table-cell office:value-type="string" calcext:value-type="string">
            <text:p>Staffes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39.046883" calcext:value-type="float">
            <text:p>39.046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4</text:p>
          </table:table-cell>
          <table:table-cell/>
          <table:table-cell office:value-type="string" calcext:value-type="string">
            <text:p>Staffes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39.046883" calcext:value-type="float">
            <text:p>39.046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5</text:p>
          </table:table-cell>
          <table:table-cell/>
          <table:table-cell office:value-type="string" calcext:value-type="string">
            <text:p>Quintessenz Riserva 2020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altern</text:p>
          </table:table-cell>
          <table:table-cell office:value-type="float" office:value="34.349747" calcext:value-type="float">
            <text:p>34.3497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6</text:p>
          </table:table-cell>
          <table:table-cell/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7.14954" calcext:value-type="float">
            <text:p>37.14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7</text:p>
          </table:table-cell>
          <table:table-cell/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7.14954" calcext:value-type="float">
            <text:p>37.14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8</text:p>
          </table:table-cell>
          <table:table-cell/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7.14954" calcext:value-type="float">
            <text:p>37.14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Barleith 2020 </text:p>
          </table:table-cell>
          <table:table-cell office:value-type="string" calcext:value-type="string">
            <text:p>Bioweinhof 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mjby94bk4zjbdfcg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Barleith Bio</text:p>
          </table:table-cell>
          <table:table-cell office:value-type="string" calcext:value-type="string">
            <text:p>Tröpfltalhof</text:p>
          </table:table-cell>
          <table:table-cell office:value-type="float" office:value="42.316784" calcext:value-type="float">
            <text:p>42.316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Vigna Toren Riserva 2020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16221" calcext:value-type="float">
            <text:p>39.162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1</text:p>
          </table:table-cell>
          <table:table-cell/>
          <table:table-cell office:value-type="string" calcext:value-type="string">
            <text:p>Vigna Toren Riserva 2020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16221" calcext:value-type="float">
            <text:p>39.162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2</text:p>
          </table:table-cell>
          <table:table-cell/>
          <table:table-cell office:value-type="string" calcext:value-type="string">
            <text:p>Mauritius 2020 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683567" calcext:value-type="float">
            <text:p>35.683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3</text:p>
          </table:table-cell>
          <table:table-cell/>
          <table:table-cell office:value-type="string" calcext:value-type="string">
            <text:p>Col de Réy 2018 </text:p>
          </table:table-cell>
          <table:table-cell office:value-type="string" calcext:value-type="string">
            <text:p>Landesweingut 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10717" calcext:value-type="float">
            <text:p>42.10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4</text:p>
          </table:table-cell>
          <table:table-cell/>
          <table:table-cell office:value-type="string" calcext:value-type="string">
            <text:p>Iugum 2017 </text:p>
          </table:table-cell>
          <table:table-cell office:value-type="string" calcext:value-type="string">
            <text:p>Weingut 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49.83055" calcext:value-type="float">
            <text:p>49.83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5</text:p>
          </table:table-cell>
          <table:table-cell/>
          <table:table-cell office:value-type="string" calcext:value-type="string">
            <text:p>Graf Merlot-Lagrein 2022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p60c326hher4grh6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Lagrein Graf</text:p>
          </table:table-cell>
          <table:table-cell office:value-type="string" calcext:value-type="string">
            <text:p>Kellerei Meran</text:p>
          </table:table-cell>
          <table:table-cell office:value-type="float" office:value="50.21456" calcext:value-type="float">
            <text:p>50.21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6</text:p>
          </table:table-cell>
          <table:table-cell/>
          <table:table-cell office:value-type="string" calcext:value-type="string">
            <text:p>Composition Reif 2022 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65.2043" calcext:value-type="float">
            <text:p>65.2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7</text:p>
          </table:table-cell>
          <table:table-cell/>
          <table:table-cell office:value-type="string" calcext:value-type="string">
            <text:p>Castel Campan 2020 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3.963577" calcext:value-type="float">
            <text:p>43.963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8</text:p>
          </table:table-cell>
          <table:table-cell/>
          <table:table-cell office:value-type="string" calcext:value-type="string">
            <text:p>Mumbolt 2021 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2842kfecnra4e22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mbolt</text:p>
          </table:table-cell>
          <table:table-cell office:value-type="string" calcext:value-type="string">
            <text:p>Wassererhof</text:p>
          </table:table-cell>
          <table:table-cell office:value-type="float" office:value="45.844616" calcext:value-type="float">
            <text:p>45.844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9</text:p>
          </table:table-cell>
          <table:table-cell/>
          <table:table-cell office:value-type="string" calcext:value-type="string">
            <text:p>Linticlarus Riserva 2021 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ée Riserva</text:p>
          </table:table-cell>
          <table:table-cell office:value-type="string" calcext:value-type="string">
            <text:p>Tiefenbrunner</text:p>
          </table:table-cell>
          <table:table-cell office:value-type="float" office:value="41.06233" calcext:value-type="float">
            <text:p>41.06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0</text:p>
          </table:table-cell>
          <table:table-cell/>
          <table:table-cell office:value-type="string" calcext:value-type="string">
            <text:p>Viribus Unitis 2018 </text:p>
          </table:table-cell>
          <table:table-cell office:value-type="string" calcext:value-type="string">
            <text:p>Weingut Andi Sölva und Norbert Ko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69.790886" calcext:value-type="float">
            <text:p>69.7908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1</text:p>
          </table:table-cell>
          <table:table-cell/>
          <table:table-cell office:value-type="string" calcext:value-type="string">
            <text:p>Frauenriegel 2020 </text:p>
          </table:table-cell>
          <table:table-cell office:value-type="string" calcext:value-type="string">
            <text:p>Weingut 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6.541904" calcext:value-type="float">
            <text:p>56.5419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Kunstwerk der Natur Sagittarius 2019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n7mbzdg0nwfgwm7w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werk der Natur Sagittarius</text:p>
          </table:table-cell>
          <table:table-cell office:value-type="string" calcext:value-type="string">
            <text:p>Kränzelhof Graf Pfeil</text:p>
          </table:table-cell>
          <table:table-cell office:value-type="float" office:value="47.70041" calcext:value-type="float">
            <text:p>47.70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3</text:p>
          </table:table-cell>
          <table:table-cell/>
          <table:table-cell office:value-type="string" calcext:value-type="string">
            <text:p>Staffelfeld 2020 </text:p>
          </table:table-cell>
          <table:table-cell office:value-type="string" calcext:value-type="string">
            <text:p>Weingut 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0.793472" calcext:value-type="float">
            <text:p>40.793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4</text:p>
          </table:table-cell>
          <table:table-cell/>
          <table:table-cell office:value-type="string" calcext:value-type="string">
            <text:p>Cassiano 2020 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30577" calcext:value-type="float">
            <text:p>40.30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5</text:p>
          </table:table-cell>
          <table:table-cell/>
          <table:table-cell office:value-type="string" calcext:value-type="string">
            <text:p>TRES 2016 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380424" calcext:value-type="float">
            <text:p>27.380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6</text:p>
          </table:table-cell>
          <table:table-cell/>
          <table:table-cell office:value-type="string" calcext:value-type="string">
            <text:p>Klaser Stoanadler Riserva 2021 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d1jhbz2mfzeyzyp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oanodler Klaser Riserva</text:p>
          </table:table-cell>
          <table:table-cell office:value-type="string" calcext:value-type="string">
            <text:p>Niklas</text:p>
          </table:table-cell>
          <table:table-cell office:value-type="float" office:value="48.352825" calcext:value-type="float">
            <text:p>48.3528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7</text:p>
          </table:table-cell>
          <table:table-cell/>
          <table:table-cell office:value-type="string" calcext:value-type="string">
            <text:p>Saperaira 2019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50.66162" calcext:value-type="float">
            <text:p>50.661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8</text:p>
          </table:table-cell>
          <table:table-cell/>
          <table:table-cell office:value-type="string" calcext:value-type="string">
            <text:p>Barolo Bricco delle Viole 2013</text:p>
          </table:table-cell>
          <table:table-cell office:value-type="string" calcext:value-type="string">
            <text:p>G.D.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54.36618" calcext:value-type="float">
            <text:p>54.36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9</text:p>
          </table:table-cell>
          <table:table-cell/>
          <table:table-cell office:value-type="string" calcext:value-type="string">
            <text:p>Barolo 2019</text:p>
          </table:table-cell>
          <table:table-cell office:value-type="string" calcext:value-type="string">
            <text:p>Kellerei 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1y065j77e42zysr9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 office:value-type="float" office:value="36.991882" calcext:value-type="float">
            <text:p>36.991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0</text:p>
          </table:table-cell>
          <table:table-cell/>
          <table:table-cell office:value-type="string" calcext:value-type="string">
            <text:p>Barolo Lazzarito 2019</text:p>
          </table:table-cell>
          <table:table-cell office:value-type="string" calcext:value-type="string">
            <text:p>Kellerei 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5pny6wr77tb9cz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</text:p>
          </table:table-cell>
          <table:table-cell office:value-type="string" calcext:value-type="string">
            <text:p>Vietti</text:p>
          </table:table-cell>
          <table:table-cell office:value-type="float" office:value="47.747555" calcext:value-type="float">
            <text:p>47.7475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1</text:p>
          </table:table-cell>
          <table:table-cell/>
          <table:table-cell office:value-type="string" calcext:value-type="string">
            <text:p>Montebruna 2020</text:p>
          </table:table-cell>
          <table:table-cell office:value-type="string" calcext:value-type="string">
            <text:p>Weingut 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37.67513" calcext:value-type="float">
            <text:p>37.675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2</text:p>
          </table:table-cell>
          <table:table-cell/>
          <table:table-cell office:value-type="string" calcext:value-type="string">
            <text:p>Barbera d’Asti Bricco dell’Uccellone</text:p>
          </table:table-cell>
          <table:table-cell office:value-type="string" calcext:value-type="string">
            <text:p>Weingut 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53.803894" calcext:value-type="float">
            <text:p>53.8038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3</text:p>
          </table:table-cell>
          <table:table-cell/>
          <table:table-cell office:value-type="string" calcext:value-type="string">
            <text:p>Barbera del Monferrato Rivalta 2003</text:p>
          </table:table-cell>
          <table:table-cell office:value-type="string" calcext:value-type="string">
            <text:p>Villa Spar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chzv9hcwtefadvf72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 Rivalta</text:p>
          </table:table-cell>
          <table:table-cell office:value-type="string" calcext:value-type="string">
            <text:p>Villa Sparina</text:p>
          </table:table-cell>
          <table:table-cell office:value-type="float" office:value="53.133255" calcext:value-type="float">
            <text:p>53.133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Weingut 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8.213524" calcext:value-type="float">
            <text:p>48.213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5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Weingut 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8.213524" calcext:value-type="float">
            <text:p>48.213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6</text:p>
          </table:table-cell>
          <table:table-cell/>
          <table:table-cell office:value-type="string" calcext:value-type="string">
            <text:p>Barbaresco Don Fiarino Riserva 2016</text:p>
          </table:table-cell>
          <table:table-cell office:value-type="string" calcext:value-type="string">
            <text:p>Weingut 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8bk3gfkxyng43jj49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Don Fiorino</text:p>
          </table:table-cell>
          <table:table-cell office:value-type="string" calcext:value-type="string">
            <text:p>Produttori del Barbaresco</text:p>
          </table:table-cell>
          <table:table-cell office:value-type="float" office:value="59.176174" calcext:value-type="float">
            <text:p>59.176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7</text:p>
          </table:table-cell>
          <table:table-cell/>
          <table:table-cell office:value-type="string" calcext:value-type="string">
            <text:p>Barbaresco Secondine 2019 Kellerei</text:p>
          </table:table-cell>
          <table:table-cell office:value-type="string" calcext:value-type="string">
            <text:p>Alfredo 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qpywz8jyv6jyny4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Secondine</text:p>
          </table:table-cell>
          <table:table-cell office:value-type="string" calcext:value-type="string">
            <text:p>Prunotto</text:p>
          </table:table-cell>
          <table:table-cell office:value-type="float" office:value="48.361458" calcext:value-type="float">
            <text:p>48.3614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8</text:p>
          </table:table-cell>
          <table:table-cell/>
          <table:table-cell office:value-type="string" calcext:value-type="string">
            <text:p>Barbaresco 2019</text:p>
          </table:table-cell>
          <table:table-cell office:value-type="string" calcext:value-type="string">
            <text:p>Agrargesellschaft 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5798" calcext:value-type="float">
            <text:p>33.145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9</text:p>
          </table:table-cell>
          <table:table-cell/>
          <table:table-cell office:value-type="string" calcext:value-type="string">
            <text:p>Nebbiolo Perbacco 2019</text:p>
          </table:table-cell>
          <table:table-cell office:value-type="string" calcext:value-type="string">
            <text:p>Kellerei 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qwdh3c9mffcjq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Perbacco</text:p>
          </table:table-cell>
          <table:table-cell office:value-type="string" calcext:value-type="string">
            <text:p>Vietti</text:p>
          </table:table-cell>
          <table:table-cell office:value-type="float" office:value="44.984493" calcext:value-type="float">
            <text:p>44.9844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0</text:p>
          </table:table-cell>
          <table:table-cell/>
          <table:table-cell office:value-type="string" calcext:value-type="string">
            <text:p>Solo per un Amico 2012 </text:p>
          </table:table-cell>
          <table:table-cell office:value-type="string" calcext:value-type="string">
            <text:p>Kellerei 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a217691brcg4mns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o Per un Amico</text:p>
          </table:table-cell>
          <table:table-cell office:value-type="string" calcext:value-type="string">
            <text:p>Secondo Marco</text:p>
          </table:table-cell>
          <table:table-cell office:value-type="float" office:value="61.566727" calcext:value-type="float">
            <text:p>61.566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1</text:p>
          </table:table-cell>
          <table:table-cell/>
          <table:table-cell office:value-type="string" calcext:value-type="string">
            <text:p>Amarone della Valpolicella 2013</text:p>
          </table:table-cell>
          <table:table-cell office:value-type="string" calcext:value-type="string">
            <text:p>Kellerei 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07206" calcext:value-type="float">
            <text:p>53.07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2</text:p>
          </table:table-cell>
          <table:table-cell/>
          <table:table-cell office:value-type="string" calcext:value-type="string">
            <text:p>Fumetto Riserva 2008 </text:p>
          </table:table-cell>
          <table:table-cell office:value-type="string" calcext:value-type="string">
            <text:p>Kellerei 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p4wnrh91q4q675g0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Fumetto</text:p>
          </table:table-cell>
          <table:table-cell office:value-type="string" calcext:value-type="string">
            <text:p>Secondo Marco</text:p>
          </table:table-cell>
          <table:table-cell office:value-type="float" office:value="44.87528" calcext:value-type="float">
            <text:p>44.875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3</text:p>
          </table:table-cell>
          <table:table-cell/>
          <table:table-cell office:value-type="string" calcext:value-type="string">
            <text:p>Valpolicella Ripasso Superiore 2019</text:p>
          </table:table-cell>
          <table:table-cell office:value-type="string" calcext:value-type="string">
            <text:p>Weingut 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"Ripassa"</text:p>
          </table:table-cell>
          <table:table-cell office:value-type="string" calcext:value-type="string">
            <text:p>Zenato</text:p>
          </table:table-cell>
          <table:table-cell office:value-type="float" office:value="43.923546" calcext:value-type="float">
            <text:p>43.923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4</text:p>
          </table:table-cell>
          <table:table-cell/>
          <table:table-cell office:value-type="string" calcext:value-type="string">
            <text:p>Valpolicella Valpantena Superiore 2019</text:p>
          </table:table-cell>
          <table:table-cell office:value-type="string" calcext:value-type="string">
            <text:p>Costa Arè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3r4qfvdj36kmn46g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Valpantena Superiore</text:p>
          </table:table-cell>
          <table:table-cell office:value-type="string" calcext:value-type="string">
            <text:p>Costa Arente</text:p>
          </table:table-cell>
          <table:table-cell office:value-type="float" office:value="59.376915" calcext:value-type="float">
            <text:p>59.376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5</text:p>
          </table:table-cell>
          <table:table-cell/>
          <table:table-cell office:value-type="string" calcext:value-type="string">
            <text:p>Amarone della Valpolicella Classico 2018</text:p>
          </table:table-cell>
          <table:table-cell office:value-type="string" calcext:value-type="string">
            <text:p>Weingut 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43.442047" calcext:value-type="float">
            <text:p>43.442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Weingut 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6100" calcext:value-type="float">
            <text:p>16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5.500366" calcext:value-type="float">
            <text:p>45.500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7</text:p>
          </table:table-cell>
          <table:table-cell/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Weingut 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5.500366" calcext:value-type="float">
            <text:p>45.500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8</text:p>
          </table:table-cell>
          <table:table-cell/>
          <table:table-cell office:value-type="string" calcext:value-type="string">
            <text:p>Kairos Cuvée 2019</text:p>
          </table:table-cell>
          <table:table-cell office:value-type="string" calcext:value-type="string">
            <text:p>Zýmē di Celestino Gasp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29444" calcext:value-type="float">
            <text:p>37.62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</text:p>
          </table:table-cell>
          <table:table-cell/>
          <table:table-cell office:value-type="string" calcext:value-type="string">
            <text:p>Amarone della Valpolicella Case Vecie 2017</text:p>
          </table:table-cell>
          <table:table-cell office:value-type="string" calcext:value-type="string">
            <text:p>Agrargesellschaft 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pj91atgn0kgsats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ase Vecie</text:p>
          </table:table-cell>
          <table:table-cell office:value-type="string" calcext:value-type="string">
            <text:p>Brigaldara</text:p>
          </table:table-cell>
          <table:table-cell office:value-type="float" office:value="57.758553" calcext:value-type="float">
            <text:p>57.758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0</text:p>
          </table:table-cell>
          <table:table-cell/>
          <table:table-cell office:value-type="string" calcext:value-type="string">
            <text:p>Ilmerlot 2011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vh4bs48g8kd6t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IlMerlot</text:p>
          </table:table-cell>
          <table:table-cell office:value-type="string" calcext:value-type="string">
            <text:p>Ca' del Bosco</text:p>
          </table:table-cell>
          <table:table-cell office:value-type="float" office:value="34.27218" calcext:value-type="float">
            <text:p>34.272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1</text:p>
          </table:table-cell>
          <table:table-cell/>
          <table:table-cell office:value-type="string" calcext:value-type="string">
            <text:p>Veronese Rosso Campofiorin 2012 COR, RON</text:p>
          </table:table-cell>
          <table:table-cell office:value-type="string" calcext:value-type="string">
            <text:p>Weingut 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kn9a0dhjgrp1qk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ofiorin</text:p>
          </table:table-cell>
          <table:table-cell office:value-type="string" calcext:value-type="string">
            <text:p>Masi</text:p>
          </table:table-cell>
          <table:table-cell office:value-type="float" office:value="32.255074" calcext:value-type="float">
            <text:p>32.255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2</text:p>
          </table:table-cell>
          <table:table-cell/>
          <table:table-cell office:value-type="string" calcext:value-type="string">
            <text:p>Terra di Monteverro </text:p>
          </table:table-cell>
          <table:table-cell office:value-type="string" calcext:value-type="string">
            <text:p>Weingut 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31806" calcext:value-type="float">
            <text:p>53.31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Bolgheri Villa Donoratico 2020 </text:p>
          </table:table-cell>
          <table:table-cell office:value-type="string" calcext:value-type="string">
            <text:p>Weingut 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Donoratico Bolgheri</text:p>
          </table:table-cell>
          <table:table-cell office:value-type="string" calcext:value-type="string">
            <text:p>Tenuta Argentiera</text:p>
          </table:table-cell>
          <table:table-cell office:value-type="float" office:value="49.996933" calcext:value-type="float">
            <text:p>49.9969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6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7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0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1</text:p>
          </table:table-cell>
          <table:table-cell/>
          <table:table-cell office:value-type="string" calcext:value-type="string">
            <text:p>Il Bruciato 2022 </text:p>
          </table:table-cell>
          <table:table-cell office:value-type="string" calcext:value-type="string">
            <text:p>Weingut Guado al Tasso –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7.321022" calcext:value-type="float">
            <text:p>57.3210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2</text:p>
          </table:table-cell>
          <table:table-cell/>
          <table:table-cell office:value-type="string" calcext:value-type="string">
            <text:p>Insoglio del Cinghiale 2022 </text:p>
          </table:table-cell>
          <table:table-cell office:value-type="string" calcext:value-type="string">
            <text:p>Weingut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40.661575" calcext:value-type="float">
            <text:p>40.661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3</text:p>
          </table:table-cell>
          <table:table-cell/>
          <table:table-cell office:value-type="string" calcext:value-type="string">
            <text:p>Brunello di Montalcino Riserva 2012 Duelecci Ovest</text:p>
          </table:table-cell>
          <table:table-cell office:value-type="string" calcext:value-type="string">
            <text:p>Tenuta di S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vdbtcvy0avj3tmsd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uelecci Est Riserva Brunello di Montalcino (Duelecci Ovest)</text:p>
          </table:table-cell>
          <table:table-cell office:value-type="string" calcext:value-type="string">
            <text:p>Tenuta di Sesta</text:p>
          </table:table-cell>
          <table:table-cell office:value-type="float" office:value="60.156906" calcext:value-type="float">
            <text:p>60.156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4</text:p>
          </table:table-cell>
          <table:table-cell/>
          <table:table-cell office:value-type="string" calcext:value-type="string">
            <text:p>Desiderio Toscana Merlot 2020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ykn5cfzvyrbxaz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siderio Bio</text:p>
          </table:table-cell>
          <table:table-cell office:value-type="string" calcext:value-type="string">
            <text:p>Avignonesi</text:p>
          </table:table-cell>
          <table:table-cell office:value-type="float" office:value="39.54043" calcext:value-type="float">
            <text:p>39.54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5</text:p>
          </table:table-cell>
          <table:table-cell/>
          <table:table-cell office:value-type="string" calcext:value-type="string">
            <text:p>Cepparello Sangiovese Toscana 2019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1.643524" calcext:value-type="float">
            <text:p>51.643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7</text:p>
          </table:table-cell>
          <table:table-cell/>
          <table:table-cell office:value-type="string" calcext:value-type="string">
            <text:p>When We Dance Chianti Classico 2022</text:p>
          </table:table-cell>
          <table:table-cell office:value-type="string" calcext:value-type="string">
            <text:p>Weingut Il Pala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0y8bjcg0r5ymdkb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en We Dance Chianti</text:p>
          </table:table-cell>
          <table:table-cell office:value-type="string" calcext:value-type="string">
            <text:p>Tenuta Il Palagio</text:p>
          </table:table-cell>
          <table:table-cell office:value-type="float" office:value="53.256863" calcext:value-type="float">
            <text:p>53.256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8</text:p>
          </table:table-cell>
          <table:table-cell/>
          <table:table-cell office:value-type="string" calcext:value-type="string">
            <text:p>Villa Antinori Chianti Classico Riserva 2020</text:p>
          </table:table-cell>
          <table:table-cell office:value-type="string" calcext:value-type="string">
            <text:p>Weingut Marchese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xf72gjy9r69hjwv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4.09185" calcext:value-type="float">
            <text:p>44.09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Cont’Ugo 2021 </text:p>
          </table:table-cell>
          <table:table-cell office:value-type="string" calcext:value-type="string">
            <text:p>Weingut 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560dmr2hrsxt1em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ont'Ug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43.08999" calcext:value-type="float">
            <text:p>43.089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1</text:p>
          </table:table-cell>
          <table:table-cell/>
          <table:table-cell office:value-type="string" calcext:value-type="string">
            <text:p>Concerto di Fonterutoli 2015 </text:p>
          </table:table-cell>
          <table:table-cell office:value-type="string" calcext:value-type="string">
            <text:p>Mazzei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71.39802" calcext:value-type="float">
            <text:p>71.398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2</text:p>
          </table:table-cell>
          <table:table-cell/>
          <table:table-cell office:value-type="string" calcext:value-type="string">
            <text:p>Solaia 2019 </text:p>
          </table:table-cell>
          <table:table-cell office:value-type="string" calcext:value-type="string">
            <text:p>Tenuta Tignanell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62.739426" calcext:value-type="float">
            <text:p>62.739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4</text:p>
          </table:table-cell>
          <table:table-cell/>
          <table:table-cell office:value-type="string" calcext:value-type="string">
            <text:p>Il Blu Rosso 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700" calcext:value-type="float">
            <text:p>9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621544" calcext:value-type="float">
            <text:p>43.62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5</text:p>
          </table:table-cell>
          <table:table-cell/>
          <table:table-cell office:value-type="string" calcext:value-type="string">
            <text:p>Il Blu Rosso 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621544" calcext:value-type="float">
            <text:p>43.62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6</text:p>
          </table:table-cell>
          <table:table-cell/>
          <table:table-cell office:value-type="string" calcext:value-type="string">
            <text:p>Primitivo di Manduria Abbasc 2021</text:p>
          </table:table-cell>
          <table:table-cell office:value-type="string" calcext:value-type="string">
            <text:p>Kellerei 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3zmj6bssq9xbrw7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di Manduria</text:p>
          </table:table-cell>
          <table:table-cell office:value-type="string" calcext:value-type="string">
            <text:p>Ioniς (Ionis)</text:p>
          </table:table-cell>
          <table:table-cell office:value-type="float" office:value="51.38266" calcext:value-type="float">
            <text:p>51.38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7</text:p>
          </table:table-cell>
          <table:table-cell/>
          <table:table-cell office:value-type="string" calcext:value-type="string">
            <text:p>Ater Primitivo di Manduria 2015</text:p>
          </table:table-cell>
          <table:table-cell office:value-type="string" calcext:value-type="string">
            <text:p>Kellerei 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nn4ft36f6fy4a3pb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er Primitivo</text:p>
          </table:table-cell>
          <table:table-cell office:value-type="string" calcext:value-type="string">
            <text:p>Ioniς (Ionis)</text:p>
          </table:table-cell>
          <table:table-cell office:value-type="float" office:value="51.438587" calcext:value-type="float">
            <text:p>51.438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8</text:p>
          </table:table-cell>
          <table:table-cell/>
          <table:table-cell office:value-type="string" calcext:value-type="string">
            <text:p>„Es“ Primitivo di Manduria 2022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5716" calcext:value-type="float">
            <text:p>50.457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9</text:p>
          </table:table-cell>
          <table:table-cell/>
          <table:table-cell office:value-type="string" calcext:value-type="string">
            <text:p>„Jo“ Negroamaro 2020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2.222282" calcext:value-type="float">
            <text:p>52.222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</text:p>
          </table:table-cell>
          <table:table-cell/>
          <table:table-cell office:value-type="string" calcext:value-type="string">
            <text:p>Mille e una Notte 2019 </text:p>
          </table:table-cell>
          <table:table-cell office:value-type="string" calcext:value-type="string">
            <text:p>Kellerei 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657784" calcext:value-type="float">
            <text:p>54.657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1</text:p>
          </table:table-cell>
          <table:table-cell/>
          <table:table-cell office:value-type="string" calcext:value-type="string">
            <text:p>Dolce &amp; Gabbana Tancredi 2020 </text:p>
          </table:table-cell>
          <table:table-cell office:value-type="string" calcext:value-type="string">
            <text:p>Kellerei 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m7zs3xmrc0qwvps5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ncredi Edizione Limitata Dolce &amp; Gabbana</text:p>
          </table:table-cell>
          <table:table-cell office:value-type="string" calcext:value-type="string">
            <text:p>Donnafugata</text:p>
          </table:table-cell>
          <table:table-cell office:value-type="float" office:value="47.576687" calcext:value-type="float">
            <text:p>47.576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Merlot Ars Magna 2016</text:p>
          </table:table-cell>
          <table:table-cell office:value-type="string" calcext:value-type="string">
            <text:p>Kellerei Omina Rom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y9n9y68htjffv5g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s Magna Merlot</text:p>
          </table:table-cell>
          <table:table-cell office:value-type="string" calcext:value-type="string">
            <text:p>Ômina Romana</text:p>
          </table:table-cell>
          <table:table-cell office:value-type="float" office:value="59.179108" calcext:value-type="float">
            <text:p>59.1791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3</text:p>
          </table:table-cell>
          <table:table-cell/>
          <table:table-cell office:value-type="string" calcext:value-type="string">
            <text:p>Montepulciano Jarno Rosso 2015</text:p>
          </table:table-cell>
          <table:table-cell office:value-type="string" calcext:value-type="string">
            <text:p>Castorani Colline Pescar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z0kfcb3k5dcyzg7g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arno Rosso</text:p>
          </table:table-cell>
          <table:table-cell office:value-type="string" calcext:value-type="string">
            <text:p>Castorani</text:p>
          </table:table-cell>
          <table:table-cell office:value-type="float" office:value="42.639793" calcext:value-type="float">
            <text:p>42.639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4</text:p>
          </table:table-cell>
          <table:table-cell/>
          <table:table-cell office:value-type="string" calcext:value-type="string">
            <text:p>Nero d’Avola Dieci Inverni 2012</text:p>
          </table:table-cell>
          <table:table-cell office:value-type="string" calcext:value-type="string">
            <text:p>Castorani Colline Pescar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900" calcext:value-type="float">
            <text:p>14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z075bqgk0m06qjkpy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 Dieci Inverni</text:p>
          </table:table-cell>
          <table:table-cell office:value-type="string" calcext:value-type="string">
            <text:p>Castorani</text:p>
          </table:table-cell>
          <table:table-cell office:value-type="float" office:value="44.566566" calcext:value-type="float">
            <text:p>44.566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7</text:p>
          </table:table-cell>
          <table:table-cell/>
          <table:table-cell office:value-type="string" calcext:value-type="string">
            <text:p>Chablis Vieilles Vigne 2020</text:p>
          </table:table-cell>
          <table:table-cell office:value-type="string" calcext:value-type="string">
            <text:p>Domaine Gautheron Alain et Cyri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z5wmqnq0s6p508mks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Chablis</text:p>
          </table:table-cell>
          <table:table-cell office:value-type="string" calcext:value-type="string">
            <text:p>Alain Gautheron</text:p>
          </table:table-cell>
          <table:table-cell office:value-type="float" office:value="50.518215" calcext:value-type="float">
            <text:p>50.518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8</text:p>
          </table:table-cell>
          <table:table-cell/>
          <table:table-cell office:value-type="string" calcext:value-type="string">
            <text:p>Chablis Grand Cru Vaudésir 2019</text:p>
          </table:table-cell>
          <table:table-cell office:value-type="string" calcext:value-type="string">
            <text:p>Domaine B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t111c7dy02w6abw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esir'</text:p>
          </table:table-cell>
          <table:table-cell office:value-type="string" calcext:value-type="string">
            <text:p>Besson</text:p>
          </table:table-cell>
          <table:table-cell office:value-type="float" office:value="44.429733" calcext:value-type="float">
            <text:p>44.429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9</text:p>
          </table:table-cell>
          <table:table-cell/>
          <table:table-cell office:value-type="string" calcext:value-type="string">
            <text:p>Sancerre Blanc 'Clos Paradis' 2022</text:p>
          </table:table-cell>
          <table:table-cell office:value-type="string" calcext:value-type="string">
            <text:p>Domaine Fouass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5j1ytbv6ya1dv0h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'Clos Paradis'</text:p>
          </table:table-cell>
          <table:table-cell office:value-type="string" calcext:value-type="string">
            <text:p>Domaine Fouassier</text:p>
          </table:table-cell>
          <table:table-cell office:value-type="float" office:value="46.516167" calcext:value-type="float">
            <text:p>46.516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0</text:p>
          </table:table-cell>
          <table:table-cell/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Maison 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emi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4.71047" calcext:value-type="float">
            <text:p>44.71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Maison 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emi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4.71047" calcext:value-type="float">
            <text:p>44.71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2</text:p>
          </table:table-cell>
          <table:table-cell/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Maison 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emi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4.71047" calcext:value-type="float">
            <text:p>44.71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3</text:p>
          </table:table-cell>
          <table:table-cell/>
          <table:table-cell office:value-type="string" calcext:value-type="string">
            <text:p>Blanc de Lynch-Bages 2018 </text:p>
          </table:table-cell>
          <table:table-cell office:value-type="string" calcext:value-type="string">
            <text:p>Château Lynch-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fypwmqesw4e35eng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Lynch-Bages</text:p>
          </table:table-cell>
          <table:table-cell office:value-type="string" calcext:value-type="string">
            <text:p>Château Lynch-Bages</text:p>
          </table:table-cell>
          <table:table-cell office:value-type="float" office:value="61.913277" calcext:value-type="float">
            <text:p>61.9132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Alter Ego de Palmer 2020 </text:p>
          </table:table-cell>
          <table:table-cell office:value-type="string" calcext:value-type="string">
            <text:p>Château 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300" calcext:value-type="float">
            <text:p>15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f5ansemx1bbg5c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Alter Ego</text:p>
          </table:table-cell>
          <table:table-cell office:value-type="string" calcext:value-type="string">
            <text:p>Chateau Palmer</text:p>
          </table:table-cell>
          <table:table-cell office:value-type="float" office:value="39.87567" calcext:value-type="float">
            <text:p>39.87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5</text:p>
          </table:table-cell>
          <table:table-cell/>
          <table:table-cell office:value-type="string" calcext:value-type="string">
            <text:p>Les Vieilles Vignes 2017 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j2540j3jpb6pe22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ieilles Vigne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4.699383" calcext:value-type="float">
            <text:p>34.699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Leutschacher Sauvignon Blanc 2020 Weingut</text:p>
          </table:table-cell>
          <table:table-cell office:value-type="string" calcext:value-type="string">
            <text:p>Erwin Sabat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a5a7pnzq9463hh0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utschacher Sauvignon Blanc</text:p>
          </table:table-cell>
          <table:table-cell office:value-type="string" calcext:value-type="string">
            <text:p>Erwin Sabathi</text:p>
          </table:table-cell>
          <table:table-cell office:value-type="float" office:value="53.867584" calcext:value-type="float">
            <text:p>53.867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8</text:p>
          </table:table-cell>
          <table:table-cell/>
          <table:table-cell office:value-type="string" calcext:value-type="string">
            <text:p>Riesling Rotschiefer „1000 Alte Reben“ 2019</text:p>
          </table:table-cell>
          <table:table-cell office:value-type="string" calcext:value-type="string">
            <text:p>Weingut Sorentberg und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7mhw7jqx57k5p1wd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schiefer Riesling Von 1000 Alte Reben</text:p>
          </table:table-cell>
          <table:table-cell office:value-type="string" calcext:value-type="string">
            <text:p>Sorentberg</text:p>
          </table:table-cell>
          <table:table-cell office:value-type="float" office:value="58.118317" calcext:value-type="float">
            <text:p>58.118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9</text:p>
          </table:table-cell>
          <table:table-cell/>
          <table:table-cell office:value-type="string" calcext:value-type="string">
            <text:p>Gottesfuß Alte Reben Riesling 2022</text:p>
          </table:table-cell>
          <table:table-cell office:value-type="string" calcext:value-type="string">
            <text:p>Weingut Van Volx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cvqnkqyhjzmw7gk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ttesfuss Alte Reben GG</text:p>
          </table:table-cell>
          <table:table-cell office:value-type="string" calcext:value-type="string">
            <text:p>Van Volxem</text:p>
          </table:table-cell>
          <table:table-cell office:value-type="float" office:value="52.03906" calcext:value-type="float">
            <text:p>52.03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0</text:p>
          </table:table-cell>
          <table:table-cell/>
          <table:table-cell office:value-type="string" calcext:value-type="string">
            <text:p>Riesling Trocken 2021</text:p>
          </table:table-cell>
          <table:table-cell office:value-type="string" calcext:value-type="string">
            <text:p>Weingut Fritz Haa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yn43f9sp16q589f5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Fritz Haag</text:p>
          </table:table-cell>
          <table:table-cell office:value-type="float" office:value="41.30031" calcext:value-type="float">
            <text:p>41.300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2</text:p>
          </table:table-cell>
          <table:table-cell/>
          <table:table-cell office:value-type="string" calcext:value-type="string">
            <text:p>CR 1 Redstone Reserve I CS, COT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3.737793" calcext:value-type="float">
            <text:p>43.737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CR 1 Redstone Reserve I CS, COT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3.737793" calcext:value-type="float">
            <text:p>43.737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5</text:p>
          </table:table-cell>
          <table:table-cell/>
          <table:table-cell office:value-type="string" calcext:value-type="string">
            <text:p>Viña Tondonia Reserva </text:p>
          </table:table-cell>
          <table:table-cell office:value-type="string" calcext:value-type="string">
            <text:p>Ló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ss9d7gp5srq27xk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ña Tondonia Gran Reserva</text:p>
          </table:table-cell>
          <table:table-cell office:value-type="string" calcext:value-type="string">
            <text:p>R. López de Heredia</text:p>
          </table:table-cell>
          <table:table-cell office:value-type="float" office:value="50.812737" calcext:value-type="float">
            <text:p>50.812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Viña Tondonia Reserva </text:p>
          </table:table-cell>
          <table:table-cell office:value-type="string" calcext:value-type="string">
            <text:p>Ló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ss9d7gp5srq27xk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ña Tondonia Gran Reserva</text:p>
          </table:table-cell>
          <table:table-cell office:value-type="string" calcext:value-type="string">
            <text:p>R. López de Heredia</text:p>
          </table:table-cell>
          <table:table-cell office:value-type="float" office:value="50.812737" calcext:value-type="float">
            <text:p>50.812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7</text:p>
          </table:table-cell>
          <table:table-cell/>
          <table:table-cell office:value-type="string" calcext:value-type="string">
            <text:p>Galantas Gran Reserva 2018 </text:p>
          </table:table-cell>
          <table:table-cell office:value-type="string" calcext:value-type="string">
            <text:p>Viña Haras de Pirqu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s5vaqgh43083txt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antas Gran Reserva Cabernet Franc</text:p>
          </table:table-cell>
          <table:table-cell office:value-type="string" calcext:value-type="string">
            <text:p>Haras de Pirque</text:p>
          </table:table-cell>
          <table:table-cell office:value-type="float" office:value="51.85208" calcext:value-type="float">
            <text:p>51.85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2</text:p>
          </table:table-cell>
          <table:table-cell/>
          <table:table-cell office:value-type="string" calcext:value-type="string">
            <text:p>Bin 389 2019 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c9x39c83r6c4ana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Shiraz Bin 389</text:p>
          </table:table-cell>
          <table:table-cell office:value-type="string" calcext:value-type="string">
            <text:p>Penfolds</text:p>
          </table:table-cell>
          <table:table-cell office:value-type="float" office:value="37.000504" calcext:value-type="float">
            <text:p>37.000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3</text:p>
          </table:table-cell>
          <table:table-cell/>
          <table:table-cell office:value-type="string" calcext:value-type="string">
            <text:p>Praeclarus Brut 1,5 L 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vkkz55v25skpqcx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Brut</text:p>
          </table:table-cell>
          <table:table-cell office:value-type="string" calcext:value-type="string">
            <text:p>Kellerei St. Pauls</text:p>
          </table:table-cell>
          <table:table-cell office:value-type="float" office:value="48.53483" calcext:value-type="float">
            <text:p>48.53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4</text:p>
          </table:table-cell>
          <table:table-cell/>
          <table:table-cell office:value-type="string" calcext:value-type="string">
            <text:p>Arunda Cuvée Marianna Extra Brut 1 ,5 L </text:p>
          </table:table-cell>
          <table:table-cell office:value-type="string" calcext:value-type="string">
            <text:p>Sektkellerei Aru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07185" calcext:value-type="float">
            <text:p>40.07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5</text:p>
          </table:table-cell>
          <table:table-cell/>
          <table:table-cell office:value-type="string" calcext:value-type="string">
            <text:p>Ca’ del Bosco Rosé Annamaria Clementi Vintage 2012 Extra Brut 1,5 L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eqkyp7md23h3wfq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0.721313" calcext:value-type="float">
            <text:p>50.721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6</text:p>
          </table:table-cell>
          <table:table-cell/>
          <table:table-cell office:value-type="string" calcext:value-type="string">
            <text:p>Champagne Signature Brut 1,5 L </text:p>
          </table:table-cell>
          <table:table-cell office:value-type="string" calcext:value-type="string">
            <text:p>Huguenot - Tass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40qwk2esd1g820meqw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Signature Brut Champagne</text:p>
          </table:table-cell>
          <table:table-cell office:value-type="string" calcext:value-type="string">
            <text:p>Huguenot Tassin</text:p>
          </table:table-cell>
          <table:table-cell office:value-type="float" office:value="55.523815" calcext:value-type="float">
            <text:p>55.523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7</text:p>
          </table:table-cell>
          <table:table-cell/>
          <table:table-cell office:value-type="string" calcext:value-type="string">
            <text:p>Ca’ del Bosco Cuvée Prestige Rosé Brut 1,5 L PN, CH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4rdc6dnh9v5jabt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Rosé</text:p>
          </table:table-cell>
          <table:table-cell office:value-type="string" calcext:value-type="string">
            <text:p>Ca' del Bosco</text:p>
          </table:table-cell>
          <table:table-cell office:value-type="float" office:value="37.749004" calcext:value-type="float">
            <text:p>37.749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9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1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8</text:p>
          </table:table-cell>
          <table:table-cell/>
          <table:table-cell office:value-type="string" calcext:value-type="string">
            <text:p>Sauvignon Sanct Valentin 2022 1,5 L</text:p>
          </table:table-cell>
          <table:table-cell office:value-type="string" calcext:value-type="string">
            <text:p>Kellerei St. Michael 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34286" calcext:value-type="float">
            <text:p>54.34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9</text:p>
          </table:table-cell>
          <table:table-cell/>
          <table:table-cell office:value-type="string" calcext:value-type="string">
            <text:p>Nova Domus Terlaner Riserva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Nova Domus Terlaner Riserva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1</text:p>
          </table:table-cell>
          <table:table-cell/>
          <table:table-cell office:value-type="string" calcext:value-type="string">
            <text:p>Nova Domus Terlaner Riserva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2</text:p>
          </table:table-cell>
          <table:table-cell/>
          <table:table-cell office:value-type="string" calcext:value-type="string">
            <text:p>Weissburgunder Sirmian 2017 1,5 L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1.107243" calcext:value-type="float">
            <text:p>51.107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3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4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5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6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7</text:p>
          </table:table-cell>
          <table:table-cell/>
          <table:table-cell office:value-type="string" calcext:value-type="string">
            <text:p>Chardonnay Lafóa 2022 1,5 L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73556" calcext:value-type="float">
            <text:p>35.73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8</text:p>
          </table:table-cell>
          <table:table-cell/>
          <table:table-cell office:value-type="string" calcext:value-type="string">
            <text:p>Chardonnay Burgum Novum 2017 1,5 L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152184" calcext:value-type="float">
            <text:p>45.152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9</text:p>
          </table:table-cell>
          <table:table-cell/>
          <table:table-cell office:value-type="string" calcext:value-type="string">
            <text:p>Kerner Aristos 2022 1,5 L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9.2975" calcext:value-type="float">
            <text:p>39.2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1</text:p>
          </table:table-cell>
          <table:table-cell/>
          <table:table-cell office:value-type="string" calcext:value-type="string">
            <text:p>Vigna Toren Riserva 2018 1,5 L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16221" calcext:value-type="float">
            <text:p>39.162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Linticlarus Riserva 2019 1,5 L 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ée Riserva</text:p>
          </table:table-cell>
          <table:table-cell office:value-type="string" calcext:value-type="string">
            <text:p>Tiefenbrunner</text:p>
          </table:table-cell>
          <table:table-cell office:value-type="float" office:value="41.06233" calcext:value-type="float">
            <text:p>41.06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3</text:p>
          </table:table-cell>
          <table:table-cell/>
          <table:table-cell office:value-type="string" calcext:value-type="string">
            <text:p>Composition Reif 1,5 L 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65.2043" calcext:value-type="float">
            <text:p>65.2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4</text:p>
          </table:table-cell>
          <table:table-cell/>
          <table:table-cell office:value-type="string" calcext:value-type="string">
            <text:p>Composition Reif 1,5 L 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65.2043" calcext:value-type="float">
            <text:p>65.2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5</text:p>
          </table:table-cell>
          <table:table-cell/>
          <table:table-cell office:value-type="string" calcext:value-type="string">
            <text:p>Lagrein Mirell Riserva 2020 1,5 L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64.951584" calcext:value-type="float">
            <text:p>64.951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6</text:p>
          </table:table-cell>
          <table:table-cell/>
          <table:table-cell office:value-type="string" calcext:value-type="string">
            <text:p>Lamarein 1,5 L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Lamarein 1,5 L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8</text:p>
          </table:table-cell>
          <table:table-cell/>
          <table:table-cell office:value-type="string" calcext:value-type="string">
            <text:p>Sanct Valentin Pinot Noir Riserva 2018 1,5 L</text:p>
          </table:table-cell>
          <table:table-cell office:value-type="string" calcext:value-type="string">
            <text:p>Kellerei St. Michael 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hbcdak4ythj1qx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5.904186" calcext:value-type="float">
            <text:p>55.904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9</text:p>
          </table:table-cell>
          <table:table-cell/>
          <table:table-cell office:value-type="string" calcext:value-type="string">
            <text:p>Taber Lagrein Riserva 1999 1,5 L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6.470547" calcext:value-type="float">
            <text:p>46.470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0</text:p>
          </table:table-cell>
          <table:table-cell/>
          <table:table-cell office:value-type="string" calcext:value-type="string">
            <text:p>Porphyr Lagrein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144543" calcext:value-type="float">
            <text:p>60.1445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Porphyr Lagrein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144543" calcext:value-type="float">
            <text:p>60.1445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4</text:p>
          </table:table-cell>
          <table:table-cell/>
          <table:table-cell office:value-type="string" calcext:value-type="string">
            <text:p>Terra di Monteverro 2019 </text:p>
          </table:table-cell>
          <table:table-cell office:value-type="string" calcext:value-type="string">
            <text:p>Weingut Montever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31806" calcext:value-type="float">
            <text:p>53.31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5</text:p>
          </table:table-cell>
          <table:table-cell/>
          <table:table-cell office:value-type="string" calcext:value-type="string">
            <text:p>Terra di Monteverro 2019 </text:p>
          </table:table-cell>
          <table:table-cell office:value-type="string" calcext:value-type="string">
            <text:p>Weingut Monteverr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31806" calcext:value-type="float">
            <text:p>53.31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6</text:p>
          </table:table-cell>
          <table:table-cell/>
          <table:table-cell office:value-type="string" calcext:value-type="string">
            <text:p>Concerto di Fonterutoli 1,5 L </text:p>
          </table:table-cell>
          <table:table-cell office:value-type="string" calcext:value-type="string">
            <text:p>Mazzei Castello di Fonteruto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71.39802" calcext:value-type="float">
            <text:p>71.398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7</text:p>
          </table:table-cell>
          <table:table-cell/>
          <table:table-cell office:value-type="string" calcext:value-type="string">
            <text:p>Kairos Cuvée 2019 1,5 L</text:p>
          </table:table-cell>
          <table:table-cell office:value-type="string" calcext:value-type="string">
            <text:p>Zýmē di Celestino Gasp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29444" calcext:value-type="float">
            <text:p>37.62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8</text:p>
          </table:table-cell>
          <table:table-cell/>
          <table:table-cell office:value-type="string" calcext:value-type="string">
            <text:p>Amarone della Valpolicella Classico 2007 1,5 L</text:p>
          </table:table-cell>
          <table:table-cell office:value-type="string" calcext:value-type="string">
            <text:p>Weingut Bert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5.500366" calcext:value-type="float">
            <text:p>45.500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0</text:p>
          </table:table-cell>
          <table:table-cell/>
          <table:table-cell office:value-type="string" calcext:value-type="string">
            <text:p>Ilatraia 2013 1,5 L 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138gza89pt818tg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atraia</text:p>
          </table:table-cell>
          <table:table-cell office:value-type="string" calcext:value-type="string">
            <text:p>Brancaia</text:p>
          </table:table-cell>
          <table:table-cell office:value-type="float" office:value="45.39052" calcext:value-type="float">
            <text:p>45.390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</text:p>
          </table:table-cell>
          <table:table-cell/>
          <table:table-cell office:value-type="string" calcext:value-type="string">
            <text:p>CR 1 Redstone Reserve 2016 3,0 L I CS, COT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3.737793" calcext:value-type="float">
            <text:p>43.737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2</text:p>
          </table:table-cell>
          <table:table-cell/>
          <table:table-cell office:value-type="string" calcext:value-type="string">
            <text:p>Merlot-Lagrein Graf 2021 5,0 L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p60c326hher4grh6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Lagrein Graf</text:p>
          </table:table-cell>
          <table:table-cell office:value-type="string" calcext:value-type="string">
            <text:p>Kellerei Meran</text:p>
          </table:table-cell>
          <table:table-cell office:value-type="float" office:value="50.21456" calcext:value-type="float">
            <text:p>50.21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3</text:p>
          </table:table-cell>
          <table:table-cell/>
          <table:table-cell office:value-type="string" calcext:value-type="string">
            <text:p>Amarone della Valpolicella Costasera 2009 6,0 L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09" calcext:value-type="float">
            <text:p>2009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38.151527" calcext:value-type="float">
            <text:p>38.1515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1</text:p>
          </table:table-cell>
          <table:table-cell/>
          <table:table-cell office:value-type="string" calcext:value-type="string">
            <text:p>Le Serre Nuove del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Le Serre Nuove</text:p>
          </table:table-cell>
          <table:table-cell office:value-type="string" calcext:value-type="string">
            <text:p>Ornellaia</text:p>
          </table:table-cell>
          <table:table-cell office:value-type="float" office:value="45.15085" calcext:value-type="float">
            <text:p>45.15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2</text:p>
          </table:table-cell>
          <table:table-cell/>
          <table:table-cell office:value-type="string" calcext:value-type="string">
            <text:p>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32157" calcext:value-type="float">
            <text:p>43.32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7</text:p>
          </table:table-cell>
          <table:table-cell/>
          <table:table-cell office:value-type="string" calcext:value-type="string">
            <text:p>Amarone Bertani 1994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q99cvz9pv2prr8s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ovare Bertani Signature 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34.356762" calcext:value-type="float">
            <text:p>34.356762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pqx8e6ery21w04h1v2p9p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oney GourMET Honig Brut</text:p>
          </table:table-cell>
          <table:table-cell office:value-type="string" calcext:value-type="string">
            <text:p>Imkerei Innerhof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nitium Solaris</text:p>
          </table:table-cell>
          <table:table-cell office:value-type="string" calcext:value-type="string">
            <text:p>Vi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nitium Solaris</text:p>
          </table:table-cell>
          <table:table-cell office:value-type="string" calcext:value-type="string">
            <text:p>Vi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prhrbydedsrxcnw4x6v0y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oseppi 2022 </text:p>
          </table:table-cell>
          <table:table-cell office:value-type="string" calcext:value-type="string">
            <text:p>Weingut 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Lucente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pet6gw28c09be842r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ialzi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0zvmsb439qg392b793x0mhk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Mormoretto 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Sassicaia 2019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pq82e8r9txsw129tq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unda Riserva Extra Brut </text:p>
          </table:table-cell>
          <table:table-cell office:value-type="string" calcext:value-type="string">
            <text:p>Sektkellerei 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ps9rp4ccsn9mxhmxyn3ff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kt Pet Nat 2021 </text:p>
          </table:table-cell>
          <table:table-cell office:value-type="string" calcext:value-type="string">
            <text:p>Burgerhof Meß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errari Perlé 2017 </text:p>
          </table:table-cell>
          <table:table-cell office:value-type="string" calcext:value-type="string">
            <text:p>Kellerei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xkqxryxhnb6gavg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errari Perlé Rosé Riserva 2016</text:p>
          </table:table-cell>
          <table:table-cell office:value-type="string" calcext:value-type="string">
            <text:p>Kellerei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b8x6jbd5f7a5e2hnn1cmt4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lauwal Vintage Riserva 2014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omVita Prosecco Extra Brut</text:p>
          </table:table-cell>
          <table:table-cell office:value-type="string" calcext:value-type="string">
            <text:p>Kellerei Sacch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4s395wy8jpanwweddw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ta Margherita 52 Brut 2021</text:p>
          </table:table-cell>
          <table:table-cell office:value-type="string" calcext:value-type="string">
            <text:p>Santa Margh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uinart Blanc de Blancs Brut </text:p>
          </table:table-cell>
          <table:table-cell office:value-type="string" calcext:value-type="string">
            <text:p>Montagne de Rei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mtvmkd6m243g38m9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hampagne Ruinart, Rosé Brut </text:p>
          </table:table-cell>
          <table:table-cell office:value-type="string" calcext:value-type="string">
            <text:p>Montagne de Rei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n653mgy0vhqfc0sjjt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egras &amp; Haas Blanc de Blancs Millésime Brut 2015 </text:p>
          </table:table-cell>
          <table:table-cell office:value-type="string" calcext:value-type="string">
            <text:p>Champagne 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wmz0ay8mc75gxxta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ce Nord Grand Cru Rosé Brut </text:p>
          </table:table-cell>
          <table:table-cell office:value-type="string" calcext:value-type="string">
            <text:p>Champagne Pehu Simo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z5eveh0akqt61xygn7b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illésime 2010 </text:p>
          </table:table-cell>
          <table:table-cell office:value-type="string" calcext:value-type="string">
            <text:p>Champagne A. Ro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vb3xfbqn65n9p8frhmzsv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lliance Rosé </text:p>
          </table:table-cell>
          <table:table-cell office:value-type="string" calcext:value-type="string">
            <text:p>Champagne A. Ro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om Pérignon Brut </text:p>
          </table:table-cell>
          <table:table-cell office:value-type="string" calcext:value-type="string">
            <text:p>Champagne 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om Pérignon Brut </text:p>
          </table:table-cell>
          <table:table-cell office:value-type="string" calcext:value-type="string">
            <text:p>Champagne 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5f7ckaec4x192gd10p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arles le Bel Inspiration 1818 </text:p>
          </table:table-cell>
          <table:table-cell office:value-type="string" calcext:value-type="string">
            <text:p>Champagne Billecart&amp;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fq49nntx02gddn23dygx3t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a’ del Bosco Cuvée Prestige Edizione 46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xbpadj8tnhfrscfm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archese Antinori Contessa Maggi Brut 2016 </text:p>
          </table:table-cell>
          <table:table-cell office:value-type="string" calcext:value-type="string">
            <text:p>Weingut Monteni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szb3jx7a4d9c144tp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essanta Dosage Zéro </text:p>
          </table:table-cell>
          <table:table-cell office:value-type="string" calcext:value-type="string">
            <text:p>Luca Bell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4m7sk2jz79n0pnksj1tb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parkling Rocco Apple (0,2 l)</text:p>
          </table:table-cell>
          <table:table-cell office:value-type="string" calcext:value-type="string">
            <text:p>Ro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1m0psd9rqa2j2yw3djzw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lla Glamour </text:p>
          </table:table-cell>
          <table:table-cell office:value-type="string" calcext:value-type="string">
            <text:p>Iris Vigne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210wg6tpm8b6vtwkyt90k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Floreale Rosé</text:p>
          </table:table-cell>
          <table:table-cell office:value-type="string" calcext:value-type="string">
            <text:p>Vinuci Monteverde Sag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xhs3pcnxcft4hsbx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anct Valentin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1mf77cbag1s59m4rh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onnenberg, Vinschgau 2014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30snz8swa75zwr25ds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faffenegg 2023</text:p>
          </table:table-cell>
          <table:table-cell office:value-type="string" calcext:value-type="string">
            <text:p>Weingut Josmoa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2j8135vzpqx4nkwx6598n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2j8135vzpqx4nkwx6598n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2j8135vzpqx4nkwx6598n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Baron Salvadori Riserva 2021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wsz1dyw69jnqvdcx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raesulis 2022</text:p>
          </table:table-cell>
          <table:table-cell office:value-type="string" calcext:value-type="string">
            <text:p>Weingut 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cbywfrz460achaqk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üdtiroler Sauvignon 2022</text:p>
          </table:table-cell>
          <table:table-cell office:value-type="string" calcext:value-type="string">
            <text:p>Weinhof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02x2w66zxnbt0gqw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Fallwind 2023</text:p>
          </table:table-cell>
          <table:table-cell office:value-type="string" calcext:value-type="string">
            <text:p>Kellerei St. Michael-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jgrg7b09tnh5tbcrgs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Fallwind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wpc5rwqdma4kja9w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Sanct Valentin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mz2yw0y6fz8sb5t8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Vives 2020</text:p>
          </table:table-cell>
          <table:table-cell office:value-type="string" calcext:value-type="string">
            <text:p>Weingut Radoa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8z4rg924as7mbgypgv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itterberg 2020</text:p>
          </table:table-cell>
          <table:table-cell office:value-type="string" calcext:value-type="string">
            <text:p>Weingut 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allwind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mgff58v9011751bx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Eisacktaler Veltliner 2021</text:p>
          </table:table-cell>
          <table:table-cell office:value-type="string" calcext:value-type="string">
            <text:p>Weingut Ku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ylvaner 2021</text:p>
          </table:table-cell>
          <table:table-cell office:value-type="string" calcext:value-type="string">
            <text:p>Weingut 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m5wpphte20vsdycq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üller-Thurgau Etza 2020</text:p>
          </table:table-cell>
          <table:table-cell office:value-type="string" calcext:value-type="string">
            <text:p>Weingut Radoa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tsb33y75w1v7qgpwxy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99 S.ALT Solaris Rarity 2018</text:p>
          </table:table-cell>
          <table:table-cell office:value-type="string" calcext:value-type="string">
            <text:p>Thomas Niedermayr – Hof Gand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rivate Cuvée 2019 </text:p>
          </table:table-cell>
          <table:table-cell office:value-type="string" calcext:value-type="string">
            <text:p>Weingut 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0cnkeygg6v18nakwyt14q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R Riserva 2019 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5kd62y2as1yc268e7p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Büchsenöffner Cuvée 2022 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8epwn4sdy5gr9kzzm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Sese 2020 Muscat D'Alexandrie (0,5 l)</text:p>
          </table:table-cell>
          <table:table-cell office:value-type="string" calcext:value-type="string">
            <text:p>Azienda Agricola Tua Rita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Vie di Romans 2022 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g9hzyrx660tfc37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Chardonnay Toscana 2019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sxnmy686ntbr1k4gb3fq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Soave Superiore 2021</text:p>
          </table:table-cell>
          <table:table-cell office:value-type="string" calcext:value-type="string">
            <text:p>Dal Cero – Weingut Corte Giacobb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x6mssjnfp87m437xbk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osa 2021 </text:p>
          </table:table-cell>
          <table:table-cell office:value-type="string" calcext:value-type="string">
            <text:p>Kellerei D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d96azmdwfwwngwa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Quintessenz 2021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2grdv6gpg0hdrgpxf6s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OT 2019</text:p>
          </table:table-cell>
          <table:table-cell office:value-type="string" calcext:value-type="string">
            <text:p>Weinmanufaktur 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Burgum Novum Riserva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Burgum Novum Riserva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Blauburgunder Riserva 2021</text:p>
          </table:table-cell>
          <table:table-cell office:value-type="string" calcext:value-type="string">
            <text:p>Weinhof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e58hgt6bmzqhy84nyd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Südtiroler Blauburgunder Mazzon 2019</text:p>
          </table:table-cell>
          <table:table-cell office:value-type="string" calcext:value-type="string">
            <text:p>Weingut 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irell Riserva 2020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Freienfeld Riserva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Freienfeld Riserva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swe65ev8sz27tfevh8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osso di Montalcino Pian delle Vigne</text:p>
          </table:table-cell>
          <table:table-cell office:value-type="string" calcext:value-type="string">
            <text:p>Tenuta 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swe65ev8sz27tfevh8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osso di Montalcino Pian delle Vigne</text:p>
          </table:table-cell>
          <table:table-cell office:value-type="string" calcext:value-type="string">
            <text:p>Tenuta 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7yhpygp62g7w83va2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Brunello di Montalcino 2019</text:p>
          </table:table-cell>
          <table:table-cell office:value-type="string" calcext:value-type="string">
            <text:p>Weingut Col d’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wr9v65baxv0r8awmd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Marchese Antinori Chianti Classico Riserva 2020</text:p>
          </table:table-cell>
          <table:table-cell office:value-type="string" calcext:value-type="string">
            <text:p>Weingut Tign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abreo Il Borgo 2019 </text:p>
          </table:table-cell>
          <table:table-cell office:value-type="string" calcext:value-type="string">
            <text:p>Ambrogio e Giovanni 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t72h6t56x4rn9mnr2f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ic Chablis 1er Cru</text:p>
          </table:table-cell>
          <table:table-cell office:value-type="string" calcext:value-type="string">
            <text:p>Domaine Ré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t72h6t56x4rn9mnr2f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Pic Chablis 1er Cru</text:p>
          </table:table-cell>
          <table:table-cell office:value-type="string" calcext:value-type="string">
            <text:p>Domaine Ré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78bbayn2nmahxpqy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ied Zieregg Sauvignon Blanc 2020</text:p>
          </table:table-cell>
          <table:table-cell office:value-type="string" calcext:value-type="string">
            <text:p>Weingut 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px9cdnd76d31vv24f4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Fläscher Pinot Noir Uris 2020</text:p>
          </table:table-cell>
          <table:table-cell office:value-type="string" calcext:value-type="string">
            <text:p>Weingut Dava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ndt4d9ttm4px5smcea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Marqués de Murrieta Reserva 2018 </text:p>
          </table:table-cell>
          <table:table-cell office:value-type="string" calcext:value-type="string">
            <text:p>Bodegas Marqués de Murri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fpy1zgny0wghhg75694mwja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fpy1zgny0wghhg75694mwja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fpy1zgny0wghhg75694mwja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fpy1zgny0wghhg75694mwja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t72h6t56x4rn9mnr2f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Pic Chablis 1er Cru 2012 1,5 L</text:p>
          </table:table-cell>
          <table:table-cell office:value-type="string" calcext:value-type="string">
            <text:p>Domaine Régnar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Monticol Riserva 2020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52ccey4phzx9e8g6cz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Merlot Mervin 2005 1,5 L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Cabreo Il Borgo 2019 1,5 L </text:p>
          </table:table-cell>
          <table:table-cell office:value-type="string" calcext:value-type="string">
            <text:p>Ambrogio e Giovanni Folon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Lux vitis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Luce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ygmc83nked2r19hp8dz8kmx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Castel giocondo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La Maione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Monteverro 2008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Monteverro 2009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Monteverro 2010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Monteverro 2011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Monteverro 2012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Monteverro 2013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Monteverro 2014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Monteverro 2015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Monteverro 2016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Monteverro 2017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Monteverro 2018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Monteverro 2019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onteverro 2020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16:59:46.204272528</dc:date>
    <meta:editing-duration>PT6S</meta:editing-duration>
    <meta:editing-cycles>1</meta:editing-cycles>
    <meta:document-statistic meta:table-count="2" meta:cell-count="5829" meta:object-count="0"/>
    <meta:generator>LibreOffice/7.3.7.2$Linux_X86_64 LibreOffice_project/30$Build-2</meta:generator>
  </office:meta>
</office:document-meta>
</file>